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46pt"/>
    </style:style>
    <style:style style:name="co3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94pt" fo:break-before="auto" style:use-optimal-row-height="false"/>
    </style:style>
    <style:style style:name="ro3" style:family="table-row">
      <style:table-row-properties style:row-height="14.2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43.46pt" fo:break-before="auto" style:use-optimal-row-height="false"/>
    </style:style>
    <style:style style:name="ro6" style:family="table-row">
      <style:table-row-properties style:row-height="20.1pt" fo:break-before="auto" style:use-optimal-row-height="true"/>
    </style:style>
    <style:style style:name="ro7" style:family="table-row">
      <style:table-row-properties style:row-height="38.95pt" fo:break-before="auto" style:use-optimal-row-height="false"/>
    </style:style>
    <style:style style:name="ro8" style:family="table-row">
      <style:table-row-properties style:row-height="7.46pt" fo:break-before="auto" style:use-optimal-row-height="false"/>
    </style:style>
    <style:style style:name="ro9" style:family="table-row">
      <style:table-row-properties style:row-height="38.21pt" fo:break-before="auto" style:use-optimal-row-height="false"/>
    </style:style>
    <style:style style:name="ro10" style:family="table-row">
      <style:table-row-properties style:row-height="15.7pt" fo:break-before="auto" style:use-optimal-row-height="false"/>
    </style:style>
    <style:style style:name="ro11" style:family="table-row">
      <style:table-row-properties style:row-height="26.19pt" fo:break-before="auto" style:use-optimal-row-height="false"/>
    </style:style>
    <style:style style:name="ro12" style:family="table-row">
      <style:table-row-properties style:row-height="20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ff9999" style:text-align-source="fix" style:repeat-content="false" fo:wrap-option="wrap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cc99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1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transparent"/>
    </style:style>
    <style:style style:name="ce16" style:family="table-cell" style:parent-style-name="Default" style:data-style-name="N2"/>
    <style:style style:name="ce1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8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pt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9" style:family="table-cell" style:parent-style-name="Default">
      <style:table-cell-properties fo:background-color="#cccccc" fo:border="0.06pt solid #000000"/>
    </style:style>
    <style:style style:name="ce20" style:family="table-cell" style:parent-style-name="Default" style:data-style-name="N11">
      <style:table-cell-properties fo:background-color="transparent"/>
    </style:style>
    <style:style style:name="ce21" style:family="table-cell" style:parent-style-name="Default" style:data-style-name="N11">
      <style:table-cell-properties style:text-align-source="fix" style:repeat-content="false" fo:background-color="transparent" fo:wrap-option="wrap" style:vertical-align="middle"/>
      <style:paragraph-properties fo:text-align="center" fo:margin-left="0pt"/>
    </style:style>
    <style:style style:name="ce22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ackground-color="#ff9999"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5" style:family="table-cell" style:parent-style-name="Default">
      <style:table-cell-properties fo:background-color="#ff9999" fo:border="0.06pt solid #000000"/>
    </style:style>
    <style:style style:name="ce26" style:family="table-cell" style:parent-style-name="Default">
      <style:table-cell-properties fo:border-bottom="0.06pt solid #000000" fo:background-color="#ffff00" fo:border-left="0.06pt solid #000000" fo:border-right="none" fo:border-top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9" style:family="table-cell" style:parent-style-name="Default">
      <style:table-cell-properties fo:border-bottom="0.06pt solid #000000" fo:background-color="#ffff00" fo:border-left="none" fo:border-right="0.06pt solid #000000" fo:border-top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cc00" fo:border="0.06pt solid #000000"/>
    </style:style>
    <style:style style:name="ce3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2" style:family="table-cell" style:parent-style-name="Default">
      <style:table-cell-properties style:vertical-align="top"/>
    </style:style>
    <style:style style:name="ce33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size="14pt" style:text-position="-33%" style:font-size-asian="14pt" style:font-size-complex="14pt"/>
    </style:style>
    <style:style style:name="T2" style:family="text">
      <style:text-properties style:text-position="-33%"/>
    </style:style>
    <style:style style:name="T3" style:family="text">
      <style:text-properties style:text-position="0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9" office:value-type="string" calcext:value-type="string">
            <text:p>Sum of M1 and M2</text:p>
          </table:table-cell>
          <table:table-cell table:style-name="ce9" office:value-type="string" calcext:value-type="string">
            <text:p>M1</text:p>
          </table:table-cell>
          <table:table-cell table:style-name="ce9" office:value-type="string" calcext:value-type="string">
            <text:p>M2</text:p>
          </table:table-cell>
          <table:table-cell office:value-type="string" calcext:value-type="string">
            <text:p>Middleware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Threads</text:p>
          </table:table-cell>
          <table:table-cell table:number-columns-repeated="1015"/>
        </table:table-row>
        <table:table-row table:style-name="ro2"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formula="of:=[.C2]+[.D2]" office:value-type="float" office:value="62.7308" calcext:value-type="float">
            <text:p>62.7308</text:p>
          </table:table-cell>
          <table:table-cell table:formula="of:=2.4568+0.264+60.01" office:value-type="float" office:value="62.7308" calcext:value-type="float">
            <text:p>62.7308</text:p>
          </table:table-cell>
          <table:table-cell/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number-columns-repeated="1015"/>
        </table:table-row>
        <table:table-row table:style-name="ro2">
          <table:covered-table-cell table:style-name="ce1"/>
          <table:table-cell table:formula="of:=[.C3]+[.D3]" office:value-type="float" office:value="61.66" calcext:value-type="float">
            <text:p>61.66</text:p>
          </table:table-cell>
          <table:table-cell table:formula="of:=59+2.41+0.25" office:value-type="float" office:value="61.66" calcext:value-type="float">
            <text:p>61.66</text:p>
          </table:table-cell>
          <table:table-cell/>
          <table:covered-table-cell table:number-columns-repeated="3" table:style-name="ce1"/>
          <table:table-cell table:number-columns-repeated="1015"/>
        </table:table-row>
        <table:table-row table:style-name="ro3">
          <table:covered-table-cell table:style-name="ce1"/>
          <table:table-cell table:formula="of:=[.C4]+[.D4]" office:value-type="float" office:value="64.02" calcext:value-type="float">
            <text:p>64.02</text:p>
          </table:table-cell>
          <table:table-cell table:formula="of:=61.36+2.46+0.2" office:value-type="float" office:value="64.02" calcext:value-type="float">
            <text:p>64.02</text:p>
          </table:table-cell>
          <table:table-cell/>
          <table:covered-table-cell table:number-columns-repeated="3" table:style-name="ce1"/>
          <table:table-cell table:number-columns-repeated="1015"/>
        </table:table-row>
        <table:table-row table:style-name="ro4"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formula="of:=[.C5]+[.D5]" office:value-type="float" office:value="63.3" calcext:value-type="float">
            <text:p>63.3</text:p>
          </table:table-cell>
          <table:table-cell table:formula="of:=52.3+10.6+0.4" office:value-type="float" office:value="63.3" calcext:value-type="float">
            <text:p>63.3</text:p>
          </table:table-cell>
          <table:table-cell/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32" calcext:value-type="float" table:number-columns-spanned="1" table:number-rows-spanned="3">
            <text:p>32</text:p>
          </table:table-cell>
          <table:table-cell table:number-columns-repeated="1015"/>
        </table:table-row>
        <table:table-row table:style-name="ro4">
          <table:covered-table-cell table:style-name="ce1"/>
          <table:table-cell table:formula="of:=[.C6]+[.D6]" office:value-type="float" office:value="63.13" calcext:value-type="float">
            <text:p>63.13</text:p>
          </table:table-cell>
          <table:table-cell table:formula="of:=52.24+10.59+0.3" office:value-type="float" office:value="63.13" calcext:value-type="float">
            <text:p>63.13</text:p>
          </table:table-cell>
          <table:table-cell/>
          <table:covered-table-cell table:number-columns-repeated="3" table:style-name="ce1"/>
          <table:table-cell table:number-columns-repeated="1015"/>
        </table:table-row>
        <table:table-row table:style-name="ro4">
          <table:covered-table-cell table:style-name="ce1"/>
          <table:table-cell table:formula="of:=[.C7]+[.D7]" office:value-type="float" office:value="63.109" calcext:value-type="float">
            <text:p>63.109</text:p>
          </table:table-cell>
          <table:table-cell table:formula="of:=52.24+10.469+0.4" office:value-type="float" office:value="63.109" calcext:value-type="float">
            <text:p>63.109</text:p>
          </table:table-cell>
          <table:table-cell/>
          <table:covered-table-cell table:number-columns-repeated="3" table:style-name="ce1"/>
          <table:table-cell table:number-columns-repeated="1015"/>
        </table:table-row>
        <table:table-row table:style-name="ro4"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formula="of:=[.C8]+[.D8]" office:value-type="float" office:value="22.11" calcext:value-type="float">
            <text:p>22.11</text:p>
          </table:table-cell>
          <table:table-cell table:formula="of:=21.15+0.9+0.06" office:value-type="float" office:value="22.11" calcext:value-type="float">
            <text:p>22.11</text:p>
          </table:table-cell>
          <table:table-cell/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number-columns-repeated="1015"/>
        </table:table-row>
        <table:table-row table:style-name="ro4">
          <table:covered-table-cell table:style-name="ce1"/>
          <table:table-cell table:formula="of:=[.C9]+[.D9]" office:value-type="float" office:value="21.77" calcext:value-type="float">
            <text:p>21.77</text:p>
          </table:table-cell>
          <table:table-cell table:formula="of:=20.79+0.93+0.05" office:value-type="float" office:value="21.77" calcext:value-type="float">
            <text:p>21.77</text:p>
          </table:table-cell>
          <table:table-cell/>
          <table:covered-table-cell table:number-columns-repeated="3" table:style-name="ce1"/>
          <table:table-cell table:number-columns-repeated="1015"/>
        </table:table-row>
        <table:table-row table:style-name="ro4">
          <table:covered-table-cell table:style-name="ce1"/>
          <table:table-cell table:formula="of:=[.C10]+[.D10]" office:value-type="float" office:value="22.01" calcext:value-type="float">
            <text:p>22.01</text:p>
          </table:table-cell>
          <table:table-cell table:formula="of:=21.07+0.9+0.04" office:value-type="float" office:value="22.01" calcext:value-type="float">
            <text:p>22.01</text:p>
          </table:table-cell>
          <table:table-cell/>
          <table:covered-table-cell table:number-columns-repeated="3" table:style-name="ce1"/>
          <table:table-cell table:number-columns-repeated="1015"/>
        </table:table-row>
        <table:table-row table:style-name="ro4"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formula="of:=[.C11]+[.D11]" office:value-type="float" office:value="19.01" calcext:value-type="float">
            <text:p>19.01</text:p>
          </table:table-cell>
          <table:table-cell table:formula="of:=15.45+3.33+0.23" office:value-type="float" office:value="19.01" calcext:value-type="float">
            <text:p>19.01</text:p>
          </table:table-cell>
          <table:table-cell/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" office:value-type="float" office:value="32" calcext:value-type="float" table:number-columns-spanned="1" table:number-rows-spanned="3">
            <text:p>32</text:p>
          </table:table-cell>
          <table:table-cell table:number-columns-repeated="1015"/>
        </table:table-row>
        <table:table-row table:style-name="ro4">
          <table:covered-table-cell table:style-name="ce1"/>
          <table:table-cell table:formula="of:=[.C12]+[.D12]" office:value-type="float" office:value="19.16" calcext:value-type="float">
            <text:p>19.16</text:p>
          </table:table-cell>
          <table:table-cell table:formula="of:=15.53+3.33+0.3" office:value-type="float" office:value="19.16" calcext:value-type="float">
            <text:p>19.16</text:p>
          </table:table-cell>
          <table:table-cell/>
          <table:covered-table-cell table:number-columns-repeated="3" table:style-name="ce1"/>
          <table:table-cell table:number-columns-repeated="1015"/>
        </table:table-row>
        <table:table-row table:style-name="ro4">
          <table:covered-table-cell table:style-name="ce1"/>
          <table:table-cell table:formula="of:=[.C13]+[.D13]" office:value-type="float" office:value="18.93" calcext:value-type="float">
            <text:p>18.93</text:p>
          </table:table-cell>
          <table:table-cell table:formula="of:=15.4+3.33+0.2" office:value-type="float" office:value="18.93" calcext:value-type="float">
            <text:p>18.93</text:p>
          </table:table-cell>
          <table:table-cell/>
          <table:covered-table-cell table:number-columns-repeated="3" table:style-name="ce1"/>
          <table:table-cell table:number-columns-repeated="1015"/>
        </table:table-row>
        <table:table-row table:style-name="ro4"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formula="of:=AVERAGE([.C14:.D14])" office:value-type="float" office:value="63.16895" calcext:value-type="float">
            <text:p>63.16895</text:p>
          </table:table-cell>
          <table:table-cell table:formula="of:=54.71+4.85+0.2779" office:value-type="float" office:value="59.8379" calcext:value-type="float">
            <text:p>59.8379</text:p>
          </table:table-cell>
          <table:table-cell table:formula="of:=60.9+5.3+0.3" office:value-type="float" office:value="66.5" calcext:value-type="float">
            <text:p>66.5</text:p>
          </table:table-cell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number-columns-repeated="1015"/>
        </table:table-row>
        <table:table-row table:style-name="ro4">
          <table:covered-table-cell table:style-name="ce1"/>
          <table:table-cell table:formula="of:=AVERAGE([.C15:.D15])" office:value-type="float" office:value="63.355" calcext:value-type="float">
            <text:p>63.355</text:p>
          </table:table-cell>
          <table:table-cell table:formula="of:=54.57+4.85" office:value-type="float" office:value="59.42" calcext:value-type="float">
            <text:p>59.42</text:p>
          </table:table-cell>
          <table:table-cell table:formula="of:=61.89+5.4" office:value-type="float" office:value="67.29" calcext:value-type="float">
            <text:p>67.29</text:p>
          </table:table-cell>
          <table:covered-table-cell table:number-columns-repeated="3" table:style-name="ce1"/>
          <table:table-cell table:number-columns-repeated="1015"/>
        </table:table-row>
        <table:table-row table:style-name="ro4">
          <table:covered-table-cell table:style-name="ce1"/>
          <table:table-cell table:formula="of:=AVERAGE([.C16:.D16])" office:value-type="float" office:value="63.165" calcext:value-type="float">
            <text:p>63.165</text:p>
          </table:table-cell>
          <table:table-cell table:formula="of:=55.88+4.96" office:value-type="float" office:value="60.84" calcext:value-type="float">
            <text:p>60.84</text:p>
          </table:table-cell>
          <table:table-cell table:formula="of:=60.22+5.27" office:value-type="float" office:value="65.49" calcext:value-type="float">
            <text:p>65.49</text:p>
          </table:table-cell>
          <table:covered-table-cell table:number-columns-repeated="3" table:style-name="ce1"/>
          <table:table-cell table:number-columns-repeated="1015"/>
        </table:table-row>
        <table:table-row table:style-name="ro4">
          <table:table-cell table:style-name="ce1" office:value-type="float" office:value="6" calcext:value-type="float" table:number-columns-spanned="1" table:number-rows-spanned="3">
            <text:p>6</text:p>
          </table:table-cell>
          <table:table-cell table:formula="of:=AVERAGE([.C17:.D17])" office:value-type="float" office:value="61.735" calcext:value-type="float">
            <text:p>61.735</text:p>
          </table:table-cell>
          <table:table-cell table:formula="of:=38.45+20.42" office:value-type="float" office:value="58.87" calcext:value-type="float">
            <text:p>58.87</text:p>
          </table:table-cell>
          <table:table-cell table:formula="of:=42.3+22.3" office:value-type="float" office:value="64.6" calcext:value-type="float">
            <text:p>64.6</text:p>
          </table:table-cell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32" calcext:value-type="float" table:number-columns-spanned="1" table:number-rows-spanned="3">
            <text:p>32</text:p>
          </table:table-cell>
          <table:table-cell table:number-columns-repeated="1015"/>
        </table:table-row>
        <table:table-row table:style-name="ro4">
          <table:covered-table-cell table:style-name="ce1"/>
          <table:table-cell table:formula="of:=AVERAGE([.C18:.D18])" office:value-type="float" office:value="62.22" calcext:value-type="float">
            <text:p>62.22</text:p>
          </table:table-cell>
          <table:table-cell table:formula="of:=38.78+20.53+0.4" office:value-type="float" office:value="59.71" calcext:value-type="float">
            <text:p>59.71</text:p>
          </table:table-cell>
          <table:table-cell table:formula="of:=42.4+22.33" office:value-type="float" office:value="64.73" calcext:value-type="float">
            <text:p>64.73</text:p>
          </table:table-cell>
          <table:covered-table-cell table:number-columns-repeated="3" table:style-name="ce1"/>
          <table:table-cell table:number-columns-repeated="1015"/>
        </table:table-row>
        <table:table-row table:style-name="ro4">
          <table:covered-table-cell table:style-name="ce1"/>
          <table:table-cell table:formula="of:=AVERAGE([.C19:.D19])" office:value-type="float" office:value="62.485" calcext:value-type="float">
            <text:p>62.485</text:p>
          </table:table-cell>
          <table:table-cell table:formula="of:=38.25+20.29+0.6" office:value-type="float" office:value="59.14" calcext:value-type="float">
            <text:p>59.14</text:p>
          </table:table-cell>
          <table:table-cell table:formula="of:=42.76+22.57+0.5" office:value-type="float" office:value="65.83" calcext:value-type="float">
            <text:p>65.83</text:p>
          </table:table-cell>
          <table:covered-table-cell table:number-columns-repeated="3" table:style-name="ce1"/>
          <table:table-cell table:number-columns-repeated="1015"/>
        </table:table-row>
        <table:table-row table:style-name="ro4"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formula="of:=AVERAGE([.C20:.D20])" office:value-type="float" office:value="20.265" calcext:value-type="float">
            <text:p>20.265</text:p>
          </table:table-cell>
          <table:table-cell table:formula="of:=17.9+1.61+0.2" office:value-type="float" office:value="19.71" calcext:value-type="float">
            <text:p>19.71</text:p>
          </table:table-cell>
          <table:table-cell table:formula="of:=18.97+1.72+0.13" office:value-type="float" office:value="20.82" calcext:value-type="float">
            <text:p>20.82</text:p>
          </table:table-cell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number-columns-repeated="1015"/>
        </table:table-row>
        <table:table-row table:style-name="ro4">
          <table:covered-table-cell table:style-name="ce1"/>
          <table:table-cell table:formula="of:=AVERAGE([.C21:.D21])" office:value-type="float" office:value="20.695" calcext:value-type="float">
            <text:p>20.695</text:p>
          </table:table-cell>
          <table:table-cell table:formula="of:=17.89+1.7+0.6" office:value-type="float" office:value="20.19" calcext:value-type="float">
            <text:p>20.19</text:p>
          </table:table-cell>
          <table:table-cell table:formula="of:=19.6+1.6" office:value-type="float" office:value="21.2" calcext:value-type="float">
            <text:p>21.2</text:p>
          </table:table-cell>
          <table:covered-table-cell table:number-columns-repeated="3" table:style-name="ce1"/>
          <table:table-cell table:number-columns-repeated="1015"/>
        </table:table-row>
        <table:table-row table:style-name="ro4">
          <table:covered-table-cell table:style-name="ce1"/>
          <table:table-cell table:formula="of:=AVERAGE([.C22:.D22])" office:value-type="float" office:value="24.685" calcext:value-type="float">
            <text:p>24.685</text:p>
          </table:table-cell>
          <table:table-cell table:formula="of:=22.1+2+0.12" office:value-type="float" office:value="24.22" calcext:value-type="float">
            <text:p>24.22</text:p>
          </table:table-cell>
          <table:table-cell table:formula="of:=23.05+2.1" office:value-type="float" office:value="25.15" calcext:value-type="float">
            <text:p>25.15</text:p>
          </table:table-cell>
          <table:covered-table-cell table:number-columns-repeated="3" table:style-name="ce1"/>
          <table:table-cell table:number-columns-repeated="1015"/>
        </table:table-row>
        <table:table-row table:style-name="ro4"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formula="of:=AVERAGE([.C23:.D23])" office:value-type="float" office:value="31.805" calcext:value-type="float">
            <text:p>31.805</text:p>
          </table:table-cell>
          <table:table-cell table:formula="of:=21.18+13.2" office:value-type="float" office:value="34.38" calcext:value-type="float">
            <text:p>34.38</text:p>
          </table:table-cell>
          <table:table-cell table:formula="of:=18.7+10.53" office:value-type="float" office:value="29.23" calcext:value-type="float">
            <text:p>29.23</text:p>
          </table:table-cell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" office:value-type="float" office:value="32" calcext:value-type="float" table:number-columns-spanned="1" table:number-rows-spanned="3">
            <text:p>32</text:p>
          </table:table-cell>
          <table:table-cell table:number-columns-repeated="1015"/>
        </table:table-row>
        <table:table-row table:style-name="ro4">
          <table:covered-table-cell table:style-name="ce1"/>
          <table:table-cell table:formula="of:=AVERAGE([.C24:.D24])" office:value-type="float" office:value="20.07" calcext:value-type="float">
            <text:p>20.07</text:p>
          </table:table-cell>
          <table:table-cell table:formula="of:=12.54+7.8" office:value-type="float" office:value="20.34" calcext:value-type="float">
            <text:p>20.34</text:p>
          </table:table-cell>
          <table:table-cell table:formula="of:=12.7+7.1" office:value-type="float" office:value="19.8" calcext:value-type="float">
            <text:p>19.8</text:p>
          </table:table-cell>
          <table:covered-table-cell table:number-columns-repeated="3" table:style-name="ce1"/>
          <table:table-cell table:number-columns-repeated="1015"/>
        </table:table-row>
        <table:table-row table:style-name="ro4">
          <table:covered-table-cell table:style-name="ce1"/>
          <table:table-cell table:formula="of:=AVERAGE([.C25:.D25])" office:value-type="float" office:value="19.895" calcext:value-type="float">
            <text:p>19.895</text:p>
          </table:table-cell>
          <table:table-cell table:formula="of:=12.63+7.17" office:value-type="float" office:value="19.8" calcext:value-type="float">
            <text:p>19.8</text:p>
          </table:table-cell>
          <table:table-cell table:formula="of:=12.67+7.32" office:value-type="float" office:value="19.99" calcext:value-type="float">
            <text:p>19.99</text:p>
          </table:table-cell>
          <table:covered-table-cell table:number-columns-repeated="3" table:style-name="ce1"/>
          <table:table-cell table:number-columns-repeated="1015"/>
        </table:table-row>
        <table:table-row table:style-name="ro4">
          <table:table-cell table:style-name="ce1"/>
          <table:table-cell table:number-columns-repeated="1021"/>
        </table:table-row>
        <table:table-row table:style-name="ro4">
          <table:table-cell table:number-columns-repeated="1022"/>
        </table:table-row>
        <table:table-row table:style-name="ro5">
          <table:table-cell table:style-name="ce2" office:value-type="string" calcext:value-type="string">
            <text:p>Write-Only</text:p>
          </table:table-cell>
          <table:table-cell table:style-name="ce2" office:value-type="string" calcext:value-type="string">
            <text:p>Throughput avg</text:p>
          </table:table-cell>
          <table:table-cell table:style-name="ce2" office:value-type="string" calcext:value-type="string" table:number-columns-spanned="3" table:number-rows-spanned="1">
            <text:p>Measured responses</text:p>
          </table:table-cell>
          <table:covered-table-cell table:number-columns-repeated="2" table:style-name="ce22"/>
          <table:table-cell table:number-columns-repeated="1017"/>
        </table:table-row>
        <table:table-row table:style-name="ro6">
          <table:table-cell table:style-name="ce3" office:value-type="string" calcext:value-type="string">
            <text:p>Exp</text:p>
          </table:table-cell>
          <table:table-cell table:style-name="ce3" office:value-type="string" calcext:value-type="string">
            <text:p>y<text:span text:style-name="T1">mean</text:span></text:p>
          </table:table-cell>
          <table:table-cell table:style-name="ce3" office:value-type="string" calcext:value-type="string">
            <text:p>y<text:span text:style-name="T1">1</text:span></text:p>
          </table:table-cell>
          <table:table-cell table:style-name="ce3" office:value-type="string" calcext:value-type="string">
            <text:p>y<text:span text:style-name="T1">2</text:span></text:p>
          </table:table-cell>
          <table:table-cell table:style-name="ce3" office:value-type="string" calcext:value-type="string">
            <text:p>y<text:span text:style-name="T1">3</text:span></text:p>
          </table:table-cell>
          <table:table-cell table:number-columns-repeated="4"/>
          <table:table-cell table:style-name="ce9" table:number-columns-spanned="3" table:number-rows-spanned="1"/>
          <table:covered-table-cell table:number-columns-repeated="2" table:style-name="ce3"/>
          <table:table-cell table:number-columns-repeated="1010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" table:formula="of:=AVERAGE([.C30:.E30])" office:value-type="float" office:value="62.8036" calcext:value-type="float">
            <text:p>62.8036</text:p>
          </table:table-cell>
          <table:table-cell table:style-name="ce1" table:formula="of:=[.B2]" office:value-type="float" office:value="62.7308" calcext:value-type="float">
            <text:p>62.7308</text:p>
          </table:table-cell>
          <table:table-cell table:style-name="ce1" table:formula="of:=[.B3]" office:value-type="float" office:value="61.66" calcext:value-type="float">
            <text:p>61.66</text:p>
          </table:table-cell>
          <table:table-cell table:style-name="ce1" table:formula="of:=[.B4]" office:value-type="float" office:value="64.02" calcext:value-type="float">
            <text:p>64.02</text:p>
          </table:table-cell>
          <table:table-cell table:number-columns-repeated="1017"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1" table:formula="of:=AVERAGE([.C31:.E31])" office:value-type="float" office:value="63.1796666666667" calcext:value-type="float">
            <text:p>63.1796666667</text:p>
          </table:table-cell>
          <table:table-cell table:style-name="ce1" table:formula="of:=[.B5]" office:value-type="float" office:value="63.3" calcext:value-type="float">
            <text:p>63.3</text:p>
          </table:table-cell>
          <table:table-cell table:style-name="ce1" table:formula="of:=[.B6]" office:value-type="float" office:value="63.13" calcext:value-type="float">
            <text:p>63.13</text:p>
          </table:table-cell>
          <table:table-cell table:style-name="ce1" table:formula="of:=[.B7]" office:value-type="float" office:value="63.109" calcext:value-type="float">
            <text:p>63.109</text:p>
          </table:table-cell>
          <table:table-cell table:number-columns-repeated="1017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1" table:formula="of:=AVERAGE([.C32:.E32])" office:value-type="float" office:value="21.9633333333333" calcext:value-type="float">
            <text:p>21.9633333333</text:p>
          </table:table-cell>
          <table:table-cell table:style-name="ce1" table:formula="of:=[.B8]" office:value-type="float" office:value="22.11" calcext:value-type="float">
            <text:p>22.11</text:p>
          </table:table-cell>
          <table:table-cell table:style-name="ce1" table:formula="of:=[.B9]" office:value-type="float" office:value="21.77" calcext:value-type="float">
            <text:p>21.77</text:p>
          </table:table-cell>
          <table:table-cell table:style-name="ce1" table:formula="of:=[.B10]" office:value-type="float" office:value="22.01" calcext:value-type="float">
            <text:p>22.01</text:p>
          </table:table-cell>
          <table:table-cell table:number-columns-repeated="1017"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style-name="ce1" table:formula="of:=AVERAGE([.C33:.E33])" office:value-type="float" office:value="19.0333333333333" calcext:value-type="float">
            <text:p>19.0333333333</text:p>
          </table:table-cell>
          <table:table-cell table:style-name="ce1" table:formula="of:=[.B11]" office:value-type="float" office:value="19.01" calcext:value-type="float">
            <text:p>19.01</text:p>
          </table:table-cell>
          <table:table-cell table:style-name="ce1" table:formula="of:=[.B12]" office:value-type="float" office:value="19.16" calcext:value-type="float">
            <text:p>19.16</text:p>
          </table:table-cell>
          <table:table-cell table:style-name="ce1" table:formula="of:=[.B13]" office:value-type="float" office:value="18.93" calcext:value-type="float">
            <text:p>18.93</text:p>
          </table:table-cell>
          <table:table-cell table:number-columns-repeated="1017"/>
        </table:table-row>
        <table:table-row table:style-name="ro4">
          <table:table-cell table:style-name="ce1" office:value-type="float" office:value="5" calcext:value-type="float">
            <text:p>5</text:p>
          </table:table-cell>
          <table:table-cell table:style-name="ce1" table:formula="of:=AVERAGE([.C34:.E34])" office:value-type="float" office:value="63.22965" calcext:value-type="float">
            <text:p>63.22965</text:p>
          </table:table-cell>
          <table:table-cell table:style-name="ce1" table:formula="of:=[.B14]" office:value-type="float" office:value="63.16895" calcext:value-type="float">
            <text:p>63.16895</text:p>
          </table:table-cell>
          <table:table-cell table:style-name="ce1" table:formula="of:=[.B15]" office:value-type="float" office:value="63.355" calcext:value-type="float">
            <text:p>63.355</text:p>
          </table:table-cell>
          <table:table-cell table:style-name="ce1" table:formula="of:=[.B16]" office:value-type="float" office:value="63.165" calcext:value-type="float">
            <text:p>63.165</text:p>
          </table:table-cell>
          <table:table-cell table:number-columns-repeated="1017"/>
        </table:table-row>
        <table:table-row table:style-name="ro4">
          <table:table-cell table:style-name="ce1" office:value-type="float" office:value="6" calcext:value-type="float">
            <text:p>6</text:p>
          </table:table-cell>
          <table:table-cell table:style-name="ce1" table:formula="of:=AVERAGE([.C35:.E35])" office:value-type="float" office:value="62.1466666666667" calcext:value-type="float">
            <text:p>62.1466666667</text:p>
          </table:table-cell>
          <table:table-cell table:style-name="ce1" table:formula="of:=[.B17]" office:value-type="float" office:value="61.735" calcext:value-type="float">
            <text:p>61.735</text:p>
          </table:table-cell>
          <table:table-cell table:style-name="ce1" table:formula="of:=[.B18]" office:value-type="float" office:value="62.22" calcext:value-type="float">
            <text:p>62.22</text:p>
          </table:table-cell>
          <table:table-cell table:style-name="ce1" table:formula="of:=[.B19]" office:value-type="float" office:value="62.485" calcext:value-type="float">
            <text:p>62.485</text:p>
          </table:table-cell>
          <table:table-cell table:number-columns-repeated="1017"/>
        </table:table-row>
        <table:table-row table:style-name="ro4">
          <table:table-cell table:style-name="ce1" office:value-type="float" office:value="7" calcext:value-type="float">
            <text:p>7</text:p>
          </table:table-cell>
          <table:table-cell table:style-name="ce1" table:formula="of:=AVERAGE([.C36:.E36])" office:value-type="float" office:value="21.8816666666667" calcext:value-type="float">
            <text:p>21.8816666667</text:p>
          </table:table-cell>
          <table:table-cell table:style-name="ce1" table:formula="of:=[.B20]" office:value-type="float" office:value="20.265" calcext:value-type="float">
            <text:p>20.265</text:p>
          </table:table-cell>
          <table:table-cell table:style-name="ce1" table:formula="of:=[.B21]" office:value-type="float" office:value="20.695" calcext:value-type="float">
            <text:p>20.695</text:p>
          </table:table-cell>
          <table:table-cell table:style-name="ce1" table:formula="of:=[.B22]" office:value-type="float" office:value="24.685" calcext:value-type="float">
            <text:p>24.685</text:p>
          </table:table-cell>
          <table:table-cell table:number-columns-repeated="1017"/>
        </table:table-row>
        <table:table-row table:style-name="ro4">
          <table:table-cell table:style-name="ce1" office:value-type="float" office:value="8" calcext:value-type="float">
            <text:p>8</text:p>
          </table:table-cell>
          <table:table-cell table:style-name="ce1" table:formula="of:=AVERAGE([.C37:.E37])" office:value-type="float" office:value="23.9233333333333" calcext:value-type="float">
            <text:p>23.9233333333</text:p>
          </table:table-cell>
          <table:table-cell table:style-name="ce1" table:formula="of:=[.B23]" office:value-type="float" office:value="31.805" calcext:value-type="float">
            <text:p>31.805</text:p>
          </table:table-cell>
          <table:table-cell table:style-name="ce1" table:formula="of:=[.B24]" office:value-type="float" office:value="20.07" calcext:value-type="float">
            <text:p>20.07</text:p>
          </table:table-cell>
          <table:table-cell table:style-name="ce1" table:formula="of:=[.B25]" office:value-type="float" office:value="19.895" calcext:value-type="float">
            <text:p>19.895</text:p>
          </table:table-cell>
          <table:table-cell table:number-columns-repeated="1017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1011"/>
        </table:table-row>
        <table:table-row table:style-name="ro4" table:number-rows-repeated="3">
          <table:table-cell table:number-columns-repeated="1022"/>
        </table:table-row>
        <table:table-row table:style-name="ro7">
          <table:table-cell table:style-name="ce2" office:value-type="string" calcext:value-type="string">
            <text:p>Write-Only</text:p>
          </table:table-cell>
          <table:table-cell table:style-name="ce10" office:value-type="string" calcext:value-type="string" table:number-columns-spanned="8" table:number-rows-spanned="1">
            <text:p>Effect</text:p>
          </table:table-cell>
          <table:covered-table-cell table:style-name="ce10"/>
          <table:covered-table-cell table:number-columns-repeated="6"/>
          <table:table-cell table:style-name="ce10" office:value-type="string" calcext:value-type="string">
            <text:p>Throughput avg</text:p>
          </table:table-cell>
          <table:table-cell table:number-columns-repeated="1012"/>
        </table:table-row>
        <table:table-row table:style-name="ro6">
          <table:table-cell table:style-name="ce3" office:value-type="string" calcext:value-type="string">
            <text:p>Exp</text:p>
          </table:table-cell>
          <table:table-cell table:style-name="ce11" office:value-type="string" calcext:value-type="string">
            <text:p>q<text:span text:style-name="T2">0</text:span></text:p>
          </table:table-cell>
          <table:table-cell table:style-name="ce11" office:value-type="string" calcext:value-type="string">
            <text:p>q<text:span text:style-name="T2">a</text:span></text:p>
          </table:table-cell>
          <table:table-cell table:style-name="ce11" office:value-type="string" calcext:value-type="string">
            <text:p>q<text:span text:style-name="T2">b</text:span></text:p>
          </table:table-cell>
          <table:table-cell table:style-name="ce11" office:value-type="string" calcext:value-type="string">
            <text:p>q<text:span text:style-name="T2">c</text:span></text:p>
          </table:table-cell>
          <table:table-cell table:style-name="ce11" office:value-type="string" calcext:value-type="string">
            <text:p>q<text:span text:style-name="T2">a</text:span><text:span text:style-name="T3">q</text:span><text:span text:style-name="T2">b</text:span></text:p>
          </table:table-cell>
          <table:table-cell table:style-name="ce11" office:value-type="string" calcext:value-type="string">
            <text:p>q<text:span text:style-name="T2">a</text:span><text:span text:style-name="T3">q</text:span><text:span text:style-name="T2">c</text:span></text:p>
          </table:table-cell>
          <table:table-cell table:style-name="ce11" office:value-type="string" calcext:value-type="string">
            <text:p>q<text:span text:style-name="T2">b</text:span><text:span text:style-name="T3">q</text:span><text:span text:style-name="T2">c</text:span></text:p>
          </table:table-cell>
          <table:table-cell table:style-name="ce11" office:value-type="string" calcext:value-type="string">
            <text:p>q<text:span text:style-name="T2">a</text:span><text:span text:style-name="T3">q</text:span><text:span text:style-name="T2">b</text:span><text:span text:style-name="T3">q</text:span><text:span text:style-name="T2">c</text:span></text:p>
          </table:table-cell>
          <table:table-cell table:style-name="ce3" office:value-type="string" calcext:value-type="string">
            <text:p>y<text:span text:style-name="T1">mean</text:span></text:p>
          </table:table-cell>
          <table:table-cell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C45]*[.D45]" office:value-type="float" office:value="1" calcext:value-type="float">
            <text:p>1</text:p>
          </table:table-cell>
          <table:table-cell table:formula="of:=[.C45]*[.E45]" office:value-type="float" office:value="1" calcext:value-type="float">
            <text:p>1</text:p>
          </table:table-cell>
          <table:table-cell table:formula="of:=[.D45]*[.E45]" office:value-type="float" office:value="1" calcext:value-type="float">
            <text:p>1</text:p>
          </table:table-cell>
          <table:table-cell table:formula="of:=[.C45]*[.D45]*[.E45]" office:value-type="float" office:value="-1" calcext:value-type="float">
            <text:p>-1</text:p>
          </table:table-cell>
          <table:table-cell table:formula="of:=[.B30]" office:value-type="float" office:value="62.8036" calcext:value-type="float">
            <text:p>62.8036</text:p>
          </table:table-cell>
          <table:table-cell table:number-columns-repeated="1012"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C46]*[.D46]" office:value-type="float" office:value="1" calcext:value-type="float">
            <text:p>1</text:p>
          </table:table-cell>
          <table:table-cell table:formula="of:=[.C46]*[.E46]" office:value-type="float" office:value="-1" calcext:value-type="float">
            <text:p>-1</text:p>
          </table:table-cell>
          <table:table-cell table:formula="of:=[.D46]*[.E46]" office:value-type="float" office:value="-1" calcext:value-type="float">
            <text:p>-1</text:p>
          </table:table-cell>
          <table:table-cell table:formula="of:=[.C46]*[.D46]*[.E46]" office:value-type="float" office:value="1" calcext:value-type="float">
            <text:p>1</text:p>
          </table:table-cell>
          <table:table-cell table:formula="of:=[.B31]" office:value-type="float" office:value="63.1796666666667" calcext:value-type="float">
            <text:p>63.1796666667</text:p>
          </table:table-cell>
          <table:table-cell table:number-columns-repeated="1012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C47]*[.D47]" office:value-type="float" office:value="-1" calcext:value-type="float">
            <text:p>-1</text:p>
          </table:table-cell>
          <table:table-cell table:formula="of:=[.C47]*[.E47]" office:value-type="float" office:value="-1" calcext:value-type="float">
            <text:p>-1</text:p>
          </table:table-cell>
          <table:table-cell table:formula="of:=[.D47]*[.E47]" office:value-type="float" office:value="1" calcext:value-type="float">
            <text:p>1</text:p>
          </table:table-cell>
          <table:table-cell table:formula="of:=[.C47]*[.D47]*[.E47]" office:value-type="float" office:value="1" calcext:value-type="float">
            <text:p>1</text:p>
          </table:table-cell>
          <table:table-cell table:formula="of:=[.B32]" office:value-type="float" office:value="21.9633333333333" calcext:value-type="float">
            <text:p>21.9633333333</text:p>
          </table:table-cell>
          <table:table-cell table:number-columns-repeated="1012"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C48]*[.D48]" office:value-type="float" office:value="-1" calcext:value-type="float">
            <text:p>-1</text:p>
          </table:table-cell>
          <table:table-cell table:formula="of:=[.C48]*[.E48]" office:value-type="float" office:value="1" calcext:value-type="float">
            <text:p>1</text:p>
          </table:table-cell>
          <table:table-cell table:formula="of:=[.D48]*[.E48]" office:value-type="float" office:value="-1" calcext:value-type="float">
            <text:p>-1</text:p>
          </table:table-cell>
          <table:table-cell table:formula="of:=[.C48]*[.D48]*[.E48]" office:value-type="float" office:value="-1" calcext:value-type="float">
            <text:p>-1</text:p>
          </table:table-cell>
          <table:table-cell table:formula="of:=[.B33]" office:value-type="float" office:value="19.0333333333333" calcext:value-type="float">
            <text:p>19.0333333333</text:p>
          </table:table-cell>
          <table:table-cell table:number-columns-repeated="1012"/>
        </table:table-row>
        <table:table-row table:style-name="ro4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C49]*[.D49]" office:value-type="float" office:value="-1" calcext:value-type="float">
            <text:p>-1</text:p>
          </table:table-cell>
          <table:table-cell table:formula="of:=[.C49]*[.E49]" office:value-type="float" office:value="1" calcext:value-type="float">
            <text:p>1</text:p>
          </table:table-cell>
          <table:table-cell table:formula="of:=[.D49]*[.E49]" office:value-type="float" office:value="-1" calcext:value-type="float">
            <text:p>-1</text:p>
          </table:table-cell>
          <table:table-cell table:formula="of:=[.C49]*[.D49]*[.E49]" office:value-type="float" office:value="1" calcext:value-type="float">
            <text:p>1</text:p>
          </table:table-cell>
          <table:table-cell table:formula="of:=[.B34]" office:value-type="float" office:value="63.22965" calcext:value-type="float">
            <text:p>63.22965</text:p>
          </table:table-cell>
          <table:table-cell table:number-columns-repeated="1012"/>
        </table:table-row>
        <table:table-row table:style-name="ro4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0]*[.D50]" office:value-type="float" office:value="-1" calcext:value-type="float">
            <text:p>-1</text:p>
          </table:table-cell>
          <table:table-cell table:formula="of:=[.C50]*[.E50]" office:value-type="float" office:value="-1" calcext:value-type="float">
            <text:p>-1</text:p>
          </table:table-cell>
          <table:table-cell table:formula="of:=[.D50]*[.E50]" office:value-type="float" office:value="1" calcext:value-type="float">
            <text:p>1</text:p>
          </table:table-cell>
          <table:table-cell table:formula="of:=[.C50]*[.D50]*[.E50]" office:value-type="float" office:value="-1" calcext:value-type="float">
            <text:p>-1</text:p>
          </table:table-cell>
          <table:table-cell table:formula="of:=[.B35]" office:value-type="float" office:value="62.1466666666667" calcext:value-type="float">
            <text:p>62.1466666667</text:p>
          </table:table-cell>
          <table:table-cell table:number-columns-repeated="1012"/>
        </table:table-row>
        <table:table-row table:style-name="ro4">
          <table:table-cell table:style-name="ce1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C51]*[.D51]" office:value-type="float" office:value="1" calcext:value-type="float">
            <text:p>1</text:p>
          </table:table-cell>
          <table:table-cell table:formula="of:=[.C51]*[.E51]" office:value-type="float" office:value="-1" calcext:value-type="float">
            <text:p>-1</text:p>
          </table:table-cell>
          <table:table-cell table:formula="of:=[.D51]*[.E51]" office:value-type="float" office:value="-1" calcext:value-type="float">
            <text:p>-1</text:p>
          </table:table-cell>
          <table:table-cell table:formula="of:=[.C51]*[.D51]*[.E51]" office:value-type="float" office:value="-1" calcext:value-type="float">
            <text:p>-1</text:p>
          </table:table-cell>
          <table:table-cell table:formula="of:=[.B36]" office:value-type="float" office:value="21.8816666666667" calcext:value-type="float">
            <text:p>21.8816666667</text:p>
          </table:table-cell>
          <table:table-cell table:number-columns-repeated="1012"/>
        </table:table-row>
        <table:table-row table:style-name="ro4">
          <table:table-cell table:style-name="ce1"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52]*[.D52]" office:value-type="float" office:value="1" calcext:value-type="float">
            <text:p>1</text:p>
          </table:table-cell>
          <table:table-cell table:formula="of:=[.C52]*[.E52]" office:value-type="float" office:value="1" calcext:value-type="float">
            <text:p>1</text:p>
          </table:table-cell>
          <table:table-cell table:formula="of:=[.D52]*[.E52]" office:value-type="float" office:value="1" calcext:value-type="float">
            <text:p>1</text:p>
          </table:table-cell>
          <table:table-cell table:formula="of:=[.C52]*[.D52]*[.E52]" office:value-type="float" office:value="1" calcext:value-type="float">
            <text:p>1</text:p>
          </table:table-cell>
          <table:table-cell table:formula="of:=[.B37]" office:value-type="float" office:value="23.9233333333333" calcext:value-type="float">
            <text:p>23.9233333333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Total</text:p>
          </table:table-cell>
          <table:table-cell table:formula="of:=[.B45]*[.$J$45]+[.B46]*[.$J$46]+[.B47]*[.$J$47]+[.B48]*[.$J$48]+[.B49]*[.$J$49]+[.B50]*[.$J$50]+[.B51]*[.$J$51]+[.B52]*[.$J$52]" office:value-type="float" office:value="338.16125" calcext:value-type="float">
            <text:p>338.16125</text:p>
          </table:table-cell>
          <table:table-cell table:formula="of:=[.C45]*[.$J$45]+[.C46]*[.$J$46]+[.C47]*[.$J$47]+[.C48]*[.$J$48]+[.C49]*[.$J$49]+[.C50]*[.$J$50]+[.C51]*[.$J$51]+[.C52]*[.$J$52]" office:value-type="float" office:value="-164.557916666667" calcext:value-type="float">
            <text:p>-164.5579166667</text:p>
          </table:table-cell>
          <table:table-cell table:formula="of:=[.D45]*[.$J$45]+[.D46]*[.$J$46]+[.D47]*[.$J$47]+[.D48]*[.$J$48]+[.D49]*[.$J$49]+[.D50]*[.$J$50]+[.D51]*[.$J$51]+[.D52]*[.$J$52]" office:value-type="float" office:value="4.20138333333334" calcext:value-type="float">
            <text:p>4.2013833333</text:p>
          </table:table-cell>
          <table:table-cell table:formula="of:=[.E45]*[.$J$45]+[.E46]*[.$J$46]+[.E47]*[.$J$47]+[.E48]*[.$J$48]+[.E49]*[.$J$49]+[.E50]*[.$J$50]+[.E51]*[.$J$51]+[.E52]*[.$J$52]" office:value-type="float" office:value="-1.59524999999999" calcext:value-type="float">
            <text:p>-1.59525</text:p>
          </table:table-cell>
          <table:table-cell table:formula="of:=[.F45]*[.$J$45]+[.F46]*[.$J$46]+[.F47]*[.$J$47]+[.F48]*[.$J$48]+[.F49]*[.$J$49]+[.F50]*[.$J$50]+[.F51]*[.$J$51]+[.F52]*[.$J$52]" office:value-type="float" office:value="5.41528333333331" calcext:value-type="float">
            <text:p>5.4152833333</text:p>
          </table:table-cell>
          <table:table-cell table:formula="of:=[.G45]*[.$J$45]+[.G46]*[.$J$46]+[.G47]*[.$J$47]+[.G48]*[.$J$48]+[.G49]*[.$J$49]+[.G50]*[.$J$50]+[.G51]*[.$J$51]+[.G52]*[.$J$52]" office:value-type="float" office:value="-0.181416666666667" calcext:value-type="float">
            <text:p>-0.1814166667</text:p>
          </table:table-cell>
          <table:table-cell table:formula="of:=[.H45]*[.$J$45]+[.H46]*[.$J$46]+[.H47]*[.$J$47]+[.H48]*[.$J$48]+[.H49]*[.$J$49]+[.H50]*[.$J$50]+[.H51]*[.$J$51]+[.H52]*[.$J$52]" office:value-type="float" office:value="3.51261666666667" calcext:value-type="float">
            <text:p>3.5126166667</text:p>
          </table:table-cell>
          <table:table-cell table:formula="of:=[.I45]*[.$J$45]+[.I46]*[.$J$46]+[.I47]*[.$J$47]+[.I48]*[.$J$48]+[.I49]*[.$J$49]+[.I50]*[.$J$50]+[.I51]*[.$J$51]+[.I52]*[.$J$52]" office:value-type="float" office:value="6.43071666666667" calcext:value-type="float">
            <text:p>6.4307166667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Total / 8</text:p>
          </table:table-cell>
          <table:table-cell table:formula="of:=[.B53]/8" office:value-type="float" office:value="42.27015625" calcext:value-type="float">
            <text:p>42.27015625</text:p>
          </table:table-cell>
          <table:table-cell table:formula="of:=[.C53]/8" office:value-type="float" office:value="-20.5697395833333" calcext:value-type="float">
            <text:p>-20.5697395833</text:p>
          </table:table-cell>
          <table:table-cell table:formula="of:=[.D53]/8" office:value-type="float" office:value="0.525172916666667" calcext:value-type="float">
            <text:p>0.5251729167</text:p>
          </table:table-cell>
          <table:table-cell table:formula="of:=[.E53]/8" office:value-type="float" office:value="-0.199406249999999" calcext:value-type="float">
            <text:p>-0.19940625</text:p>
          </table:table-cell>
          <table:table-cell table:formula="of:=[.F53]/8" office:value-type="float" office:value="0.676910416666664" calcext:value-type="float">
            <text:p>0.6769104167</text:p>
          </table:table-cell>
          <table:table-cell table:formula="of:=[.G53]/8" office:value-type="float" office:value="-0.0226770833333334" calcext:value-type="float">
            <text:p>-0.0226770833</text:p>
          </table:table-cell>
          <table:table-cell table:formula="of:=[.H53]/8" office:value-type="float" office:value="0.439077083333334" calcext:value-type="float">
            <text:p>0.4390770833</text:p>
          </table:table-cell>
          <table:table-cell table:formula="of:=[.I53]/8" office:value-type="float" office:value="0.803839583333334" calcext:value-type="float">
            <text:p>0.8038395833</text:p>
          </table:table-cell>
          <table:table-cell table:number-columns-repeated="1013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10"/>
          <table:table-cell office:value-type="float" office:value="108.292700495" calcext:value-type="float">
            <text:p>108.292700495</text:p>
          </table:table-cell>
          <table:table-cell table:number-columns-repeated="1011"/>
        </table:table-row>
        <table:table-row table:style-name="ro8">
          <table:table-cell table:number-columns-repeated="1022"/>
        </table:table-row>
        <table:table-row table:style-name="ro9">
          <table:table-cell table:style-name="ce4" office:value-type="string" calcext:value-type="string">
            <text:p>Write-Only</text:p>
          </table:table-cell>
          <table:table-cell table:style-name="ce4" office:value-type="string" calcext:value-type="string" table:number-columns-spanned="3" table:number-rows-spanned="1">
            <text:p>Measured responses</text:p>
          </table:table-cell>
          <table:covered-table-cell table:number-columns-repeated="2" table:style-name="ce4"/>
          <table:table-cell table:style-name="ce23" office:value-type="string" calcext:value-type="string">
            <text:p>Estimated response</text:p>
          </table:table-cell>
          <table:table-cell table:style-name="ce27" office:value-type="string" calcext:value-type="string" table:number-columns-spanned="3" table:number-rows-spanned="1">
            <text:p>Errors</text:p>
          </table:table-cell>
          <table:covered-table-cell table:number-columns-repeated="2" table:style-name="ce25"/>
          <table:table-cell table:number-columns-repeated="1014"/>
        </table:table-row>
        <table:table-row table:style-name="ro6">
          <table:table-cell table:style-name="ce5" office:value-type="string" calcext:value-type="string">
            <text:p>Exp</text:p>
          </table:table-cell>
          <table:table-cell table:style-name="ce5" office:value-type="string" calcext:value-type="string">
            <text:p>y<text:span text:style-name="T1">1</text:span></text:p>
          </table:table-cell>
          <table:table-cell table:style-name="ce5" office:value-type="string" calcext:value-type="string">
            <text:p>y<text:span text:style-name="T1">2</text:span></text:p>
          </table:table-cell>
          <table:table-cell table:style-name="ce5" office:value-type="string" calcext:value-type="string">
            <text:p>y<text:span text:style-name="T1">3</text:span></text:p>
          </table:table-cell>
          <table:table-cell table:style-name="ce24" office:value-type="string" calcext:value-type="string">
            <text:p>ŷ</text:p>
          </table:table-cell>
          <table:table-cell table:style-name="ce5" office:value-type="string" calcext:value-type="string">
            <text:p>e<text:span text:style-name="T1">1</text:span></text:p>
          </table:table-cell>
          <table:table-cell table:style-name="ce5" office:value-type="string" calcext:value-type="string">
            <text:p>e<text:span text:style-name="T1">2</text:span></text:p>
          </table:table-cell>
          <table:table-cell table:style-name="ce5" office:value-type="string" calcext:value-type="string">
            <text:p>e<text:span text:style-name="T1">3</text:span></text:p>
          </table:table-cell>
          <table:table-cell/>
          <table:table-cell table:style-name="ce30"/>
          <table:table-cell table:style-name="ce33" office:value-type="string" calcext:value-type="string" table:number-columns-spanned="3" table:number-rows-spanned="1">
            <text:p>Squared Errors</text:p>
          </table:table-cell>
          <table:covered-table-cell table:number-columns-repeated="2" table:style-name="ce30"/>
          <table:table-cell table:number-columns-repeated="1009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6" table:formula="of:=[.B2]" office:value-type="float" office:value="62.7308" calcext:value-type="float">
            <text:p>62.7308</text:p>
          </table:table-cell>
          <table:table-cell table:style-name="ce6" table:formula="of:=[.B3]" office:value-type="float" office:value="61.66" calcext:value-type="float">
            <text:p>61.66</text:p>
          </table:table-cell>
          <table:table-cell table:style-name="ce6" table:formula="of:=[.B4]" office:value-type="float" office:value="64.02" calcext:value-type="float">
            <text:p>64.02</text:p>
          </table:table-cell>
          <table:table-cell table:style-name="ce25" table:formula="of:=[.J72]" office:value-type="float" office:value="62.8036" calcext:value-type="float">
            <text:p>62.8036</text:p>
          </table:table-cell>
          <table:table-cell table:style-name="ce25" table:formula="of:=[.B60]-[.$E$60]" office:value-type="float" office:value="-0.0727999999999867" calcext:value-type="float">
            <text:p>-0.0728</text:p>
          </table:table-cell>
          <table:table-cell table:style-name="ce25" table:formula="of:=[.C60]-[.$E$60]" office:value-type="float" office:value="-1.14359999999999" calcext:value-type="float">
            <text:p>-1.1436</text:p>
          </table:table-cell>
          <table:table-cell table:style-name="ce25" table:formula="of:=[.D60]-[.$E$60]" office:value-type="float" office:value="1.21640000000001" calcext:value-type="float">
            <text:p>1.2164</text:p>
          </table:table-cell>
          <table:table-cell/>
          <table:table-cell table:style-name="ce30"/>
          <table:table-cell table:style-name="ce30" table:formula="of:=[.F60]*[.F60]" office:value-type="float" office:value="0.00529983999999806" calcext:value-type="float">
            <text:p>0.00529984</text:p>
          </table:table-cell>
          <table:table-cell table:style-name="ce30" table:formula="of:=[.G60]*[.G60]" office:value-type="float" office:value="1.30782095999997" calcext:value-type="float">
            <text:p>1.30782096</text:p>
          </table:table-cell>
          <table:table-cell table:style-name="ce30" table:formula="of:=[.H60]*[.H60]" office:value-type="float" office:value="1.47962896000004" calcext:value-type="float">
            <text:p>1.47962896</text:p>
          </table:table-cell>
          <table:table-cell table:number-columns-repeated="1009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6" table:formula="of:=[.B5]" office:value-type="float" office:value="63.3" calcext:value-type="float">
            <text:p>63.3</text:p>
          </table:table-cell>
          <table:table-cell table:style-name="ce6" table:formula="of:=[.B6]" office:value-type="float" office:value="63.13" calcext:value-type="float">
            <text:p>63.13</text:p>
          </table:table-cell>
          <table:table-cell table:style-name="ce6" table:formula="of:=[.B7]" office:value-type="float" office:value="63.109" calcext:value-type="float">
            <text:p>63.109</text:p>
          </table:table-cell>
          <table:table-cell table:style-name="ce25" table:formula="of:=[.J73]" office:value-type="float" office:value="63.1796666666667" calcext:value-type="float">
            <text:p>63.1796666667</text:p>
          </table:table-cell>
          <table:table-cell table:style-name="ce25" table:formula="of:=[.B61]-[.$E$61]" office:value-type="float" office:value="0.120333333333328" calcext:value-type="float">
            <text:p>0.1203333333</text:p>
          </table:table-cell>
          <table:table-cell table:style-name="ce25" table:formula="of:=[.C61]-[.$E$61]" office:value-type="float" office:value="-0.0496666666666741" calcext:value-type="float">
            <text:p>-0.0496666667</text:p>
          </table:table-cell>
          <table:table-cell table:style-name="ce25" table:formula="of:=[.D61]-[.$E$61]" office:value-type="float" office:value="-0.0706666666666678" calcext:value-type="float">
            <text:p>-0.0706666667</text:p>
          </table:table-cell>
          <table:table-cell/>
          <table:table-cell table:style-name="ce30"/>
          <table:table-cell table:style-name="ce30" table:formula="of:=[.F61]*[.F61]" office:value-type="float" office:value="0.0144801111111097" calcext:value-type="float">
            <text:p>0.0144801111</text:p>
          </table:table-cell>
          <table:table-cell table:style-name="ce30" table:formula="of:=[.G61]*[.G61]" office:value-type="float" office:value="0.00246677777777851" calcext:value-type="float">
            <text:p>0.0024667778</text:p>
          </table:table-cell>
          <table:table-cell table:style-name="ce30" table:formula="of:=[.H61]*[.H61]" office:value-type="float" office:value="0.00499377777777793" calcext:value-type="float">
            <text:p>0.0049937778</text:p>
          </table:table-cell>
          <table:table-cell table:number-columns-repeated="1009"/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 table:style-name="ce6" table:formula="of:=[.B8]" office:value-type="float" office:value="22.11" calcext:value-type="float">
            <text:p>22.11</text:p>
          </table:table-cell>
          <table:table-cell table:style-name="ce6" table:formula="of:=[.B9]" office:value-type="float" office:value="21.77" calcext:value-type="float">
            <text:p>21.77</text:p>
          </table:table-cell>
          <table:table-cell table:style-name="ce6" table:formula="of:=[.B10]" office:value-type="float" office:value="22.01" calcext:value-type="float">
            <text:p>22.01</text:p>
          </table:table-cell>
          <table:table-cell table:style-name="ce25" table:formula="of:=[.J74]" office:value-type="float" office:value="21.9633333333333" calcext:value-type="float">
            <text:p>21.9633333333</text:p>
          </table:table-cell>
          <table:table-cell table:style-name="ce25" table:formula="of:=[.B62]-[.$E$62]" office:value-type="float" office:value="0.146666666666654" calcext:value-type="float">
            <text:p>0.1466666667</text:p>
          </table:table-cell>
          <table:table-cell table:style-name="ce25" table:formula="of:=[.C62]-[.$E$62]" office:value-type="float" office:value="-0.193333333333342" calcext:value-type="float">
            <text:p>-0.1933333333</text:p>
          </table:table-cell>
          <table:table-cell table:style-name="ce25" table:formula="of:=[.D62]-[.$E$62]" office:value-type="float" office:value="0.0466666666666562" calcext:value-type="float">
            <text:p>0.0466666667</text:p>
          </table:table-cell>
          <table:table-cell/>
          <table:table-cell table:style-name="ce30"/>
          <table:table-cell table:style-name="ce30" table:formula="of:=[.F62]*[.F62]" office:value-type="float" office:value="0.0215111111111074" calcext:value-type="float">
            <text:p>0.0215111111</text:p>
          </table:table-cell>
          <table:table-cell table:style-name="ce30" table:formula="of:=[.G62]*[.G62]" office:value-type="float" office:value="0.0373777777777812" calcext:value-type="float">
            <text:p>0.0373777778</text:p>
          </table:table-cell>
          <table:table-cell table:style-name="ce30" table:formula="of:=[.H62]*[.H62]" office:value-type="float" office:value="0.0021777777777768" calcext:value-type="float">
            <text:p>0.0021777778</text:p>
          </table:table-cell>
          <table:table-cell table:number-columns-repeated="1009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6" table:formula="of:=[.B11]" office:value-type="float" office:value="19.01" calcext:value-type="float">
            <text:p>19.01</text:p>
          </table:table-cell>
          <table:table-cell table:style-name="ce6" table:formula="of:=[.B12]" office:value-type="float" office:value="19.16" calcext:value-type="float">
            <text:p>19.16</text:p>
          </table:table-cell>
          <table:table-cell table:style-name="ce6" table:formula="of:=[.B13]" office:value-type="float" office:value="18.93" calcext:value-type="float">
            <text:p>18.93</text:p>
          </table:table-cell>
          <table:table-cell table:style-name="ce25" table:formula="of:=[.J75]" office:value-type="float" office:value="19.0333333333333" calcext:value-type="float">
            <text:p>19.0333333333</text:p>
          </table:table-cell>
          <table:table-cell table:style-name="ce25" table:formula="of:=[.B63]-[.$E$63]" office:value-type="float" office:value="-0.0233333333333334" calcext:value-type="float">
            <text:p>-0.0233333333</text:p>
          </table:table-cell>
          <table:table-cell table:style-name="ce25" table:formula="of:=[.C63]-[.$E$63]" office:value-type="float" office:value="0.126666666666665" calcext:value-type="float">
            <text:p>0.1266666667</text:p>
          </table:table-cell>
          <table:table-cell table:style-name="ce25" table:formula="of:=[.D63]-[.$E$63]" office:value-type="float" office:value="-0.103333333333335" calcext:value-type="float">
            <text:p>-0.1033333333</text:p>
          </table:table-cell>
          <table:table-cell/>
          <table:table-cell table:style-name="ce30"/>
          <table:table-cell table:style-name="ce30" table:formula="of:=[.F63]*[.F63]" office:value-type="float" office:value="0.000544444444444449" calcext:value-type="float">
            <text:p>0.0005444444</text:p>
          </table:table-cell>
          <table:table-cell table:style-name="ce30" table:formula="of:=[.G63]*[.G63]" office:value-type="float" office:value="0.0160444444444441" calcext:value-type="float">
            <text:p>0.0160444444</text:p>
          </table:table-cell>
          <table:table-cell table:style-name="ce30" table:formula="of:=[.H63]*[.H63]" office:value-type="float" office:value="0.0106777777777782" calcext:value-type="float">
            <text:p>0.0106777778</text:p>
          </table:table-cell>
          <table:table-cell table:number-columns-repeated="1009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6" table:formula="of:=[.B14]" office:value-type="float" office:value="63.16895" calcext:value-type="float">
            <text:p>63.16895</text:p>
          </table:table-cell>
          <table:table-cell table:style-name="ce6" table:formula="of:=[.B15]" office:value-type="float" office:value="63.355" calcext:value-type="float">
            <text:p>63.355</text:p>
          </table:table-cell>
          <table:table-cell table:style-name="ce6" table:formula="of:=[.B16]" office:value-type="float" office:value="63.165" calcext:value-type="float">
            <text:p>63.165</text:p>
          </table:table-cell>
          <table:table-cell table:style-name="ce25" table:formula="of:=[.J76]" office:value-type="float" office:value="63.22965" calcext:value-type="float">
            <text:p>63.22965</text:p>
          </table:table-cell>
          <table:table-cell table:style-name="ce25" table:formula="of:=[.B64]-[.$E$64]" office:value-type="float" office:value="-0.0606999999999971" calcext:value-type="float">
            <text:p>-0.0607</text:p>
          </table:table-cell>
          <table:table-cell table:style-name="ce25" table:formula="of:=[.C64]-[.$E$64]" office:value-type="float" office:value="0.125350000000005" calcext:value-type="float">
            <text:p>0.12535</text:p>
          </table:table-cell>
          <table:table-cell table:style-name="ce25" table:formula="of:=[.D64]-[.$E$64]" office:value-type="float" office:value="-0.0646500000000003" calcext:value-type="float">
            <text:p>-0.06465</text:p>
          </table:table-cell>
          <table:table-cell/>
          <table:table-cell table:style-name="ce30"/>
          <table:table-cell table:style-name="ce30" table:formula="of:=[.F64]*[.F64]" office:value-type="float" office:value="0.00368448999999965" calcext:value-type="float">
            <text:p>0.00368449</text:p>
          </table:table-cell>
          <table:table-cell table:style-name="ce30" table:formula="of:=[.G64]*[.G64]" office:value-type="float" office:value="0.0157126225000011" calcext:value-type="float">
            <text:p>0.0157126225</text:p>
          </table:table-cell>
          <table:table-cell table:style-name="ce30" table:formula="of:=[.H64]*[.H64]" office:value-type="float" office:value="0.00417962250000004" calcext:value-type="float">
            <text:p>0.0041796225</text:p>
          </table:table-cell>
          <table:table-cell table:number-columns-repeated="1009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6" table:formula="of:=[.B17]" office:value-type="float" office:value="61.735" calcext:value-type="float">
            <text:p>61.735</text:p>
          </table:table-cell>
          <table:table-cell table:style-name="ce6" table:formula="of:=[.B18]" office:value-type="float" office:value="62.22" calcext:value-type="float">
            <text:p>62.22</text:p>
          </table:table-cell>
          <table:table-cell table:style-name="ce6" table:formula="of:=[.B19]" office:value-type="float" office:value="62.485" calcext:value-type="float">
            <text:p>62.485</text:p>
          </table:table-cell>
          <table:table-cell table:style-name="ce25" table:formula="of:=[.J77]" office:value-type="float" office:value="62.1466666666667" calcext:value-type="float">
            <text:p>62.1466666667</text:p>
          </table:table-cell>
          <table:table-cell table:style-name="ce25" table:formula="of:=[.B65]-[.$E$65]" office:value-type="float" office:value="-0.411666666666669" calcext:value-type="float">
            <text:p>-0.4116666667</text:p>
          </table:table-cell>
          <table:table-cell table:style-name="ce25" table:formula="of:=[.C65]-[.$E$65]" office:value-type="float" office:value="0.0733333333333306" calcext:value-type="float">
            <text:p>0.0733333333</text:p>
          </table:table-cell>
          <table:table-cell table:style-name="ce25" table:formula="of:=[.D65]-[.$E$65]" office:value-type="float" office:value="0.338333333333331" calcext:value-type="float">
            <text:p>0.3383333333</text:p>
          </table:table-cell>
          <table:table-cell/>
          <table:table-cell table:style-name="ce30"/>
          <table:table-cell table:style-name="ce30" table:formula="of:=[.F65]*[.F65]" office:value-type="float" office:value="0.169469444444446" calcext:value-type="float">
            <text:p>0.1694694444</text:p>
          </table:table-cell>
          <table:table-cell table:style-name="ce30" table:formula="of:=[.G65]*[.G65]" office:value-type="float" office:value="0.00537777777777738" calcext:value-type="float">
            <text:p>0.0053777778</text:p>
          </table:table-cell>
          <table:table-cell table:style-name="ce30" table:formula="of:=[.H65]*[.H65]" office:value-type="float" office:value="0.114469444444443" calcext:value-type="float">
            <text:p>0.1144694444</text:p>
          </table:table-cell>
          <table:table-cell table:number-columns-repeated="1009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6" table:formula="of:=[.B20]" office:value-type="float" office:value="20.265" calcext:value-type="float">
            <text:p>20.265</text:p>
          </table:table-cell>
          <table:table-cell table:style-name="ce6" table:formula="of:=[.B21]" office:value-type="float" office:value="20.695" calcext:value-type="float">
            <text:p>20.695</text:p>
          </table:table-cell>
          <table:table-cell table:style-name="ce6" table:formula="of:=[.B22]" office:value-type="float" office:value="24.685" calcext:value-type="float">
            <text:p>24.685</text:p>
          </table:table-cell>
          <table:table-cell table:style-name="ce25" table:formula="of:=[.J78]" office:value-type="float" office:value="21.8816666666667" calcext:value-type="float">
            <text:p>21.8816666667</text:p>
          </table:table-cell>
          <table:table-cell table:style-name="ce25" table:formula="of:=[.B66]-[.$E$66]" office:value-type="float" office:value="-1.61666666666667" calcext:value-type="float">
            <text:p>-1.6166666667</text:p>
          </table:table-cell>
          <table:table-cell table:style-name="ce25" table:formula="of:=[.C66]-[.$E$66]" office:value-type="float" office:value="-1.18666666666666" calcext:value-type="float">
            <text:p>-1.1866666667</text:p>
          </table:table-cell>
          <table:table-cell table:style-name="ce25" table:formula="of:=[.D66]-[.$E$66]" office:value-type="float" office:value="2.80333333333334" calcext:value-type="float">
            <text:p>2.8033333333</text:p>
          </table:table-cell>
          <table:table-cell/>
          <table:table-cell table:style-name="ce30"/>
          <table:table-cell table:style-name="ce30" table:formula="of:=[.F66]*[.F66]" office:value-type="float" office:value="2.61361111111111" calcext:value-type="float">
            <text:p>2.6136111111</text:p>
          </table:table-cell>
          <table:table-cell table:style-name="ce30" table:formula="of:=[.G66]*[.G66]" office:value-type="float" office:value="1.40817777777777" calcext:value-type="float">
            <text:p>1.4081777778</text:p>
          </table:table-cell>
          <table:table-cell table:style-name="ce30" table:formula="of:=[.H66]*[.H66]" office:value-type="float" office:value="7.85867777777781" calcext:value-type="float">
            <text:p>7.8586777778</text:p>
          </table:table-cell>
          <table:table-cell table:number-columns-repeated="1009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6" table:formula="of:=[.B23]" office:value-type="float" office:value="31.805" calcext:value-type="float">
            <text:p>31.805</text:p>
          </table:table-cell>
          <table:table-cell table:style-name="ce6" table:formula="of:=[.B24]" office:value-type="float" office:value="20.07" calcext:value-type="float">
            <text:p>20.07</text:p>
          </table:table-cell>
          <table:table-cell table:style-name="ce6" table:formula="of:=[.B25]" office:value-type="float" office:value="19.895" calcext:value-type="float">
            <text:p>19.895</text:p>
          </table:table-cell>
          <table:table-cell table:style-name="ce25" table:formula="of:=[.J79]" office:value-type="float" office:value="23.9233333333333" calcext:value-type="float">
            <text:p>23.9233333333</text:p>
          </table:table-cell>
          <table:table-cell table:style-name="ce25" table:formula="of:=[.B67]-[.$E$67]" office:value-type="float" office:value="7.88166666666666" calcext:value-type="float">
            <text:p>7.8816666667</text:p>
          </table:table-cell>
          <table:table-cell table:style-name="ce25" table:formula="of:=[.C67]-[.$E$67]" office:value-type="float" office:value="-3.85333333333334" calcext:value-type="float">
            <text:p>-3.8533333333</text:p>
          </table:table-cell>
          <table:table-cell table:style-name="ce25" table:formula="of:=[.D67]-[.$E$67]" office:value-type="float" office:value="-4.02833333333333" calcext:value-type="float">
            <text:p>-4.0283333333</text:p>
          </table:table-cell>
          <table:table-cell/>
          <table:table-cell table:style-name="ce30"/>
          <table:table-cell table:style-name="ce30" table:formula="of:=[.F67]*[.F67]" office:value-type="float" office:value="62.1206694444444" calcext:value-type="float">
            <text:p>62.1206694444</text:p>
          </table:table-cell>
          <table:table-cell table:style-name="ce30" table:formula="of:=[.G67]*[.G67]" office:value-type="float" office:value="14.8481777777778" calcext:value-type="float">
            <text:p>14.8481777778</text:p>
          </table:table-cell>
          <table:table-cell table:style-name="ce30" table:formula="of:=[.H67]*[.H67]" office:value-type="float" office:value="16.2274694444444" calcext:value-type="float">
            <text:p>16.2274694444</text:p>
          </table:table-cell>
          <table:table-cell table:number-columns-repeated="1009"/>
        </table:table-row>
        <table:table-row table:style-name="ro4">
          <table:table-cell table:style-name="ce1" table:number-columns-repeated="5"/>
          <table:table-cell table:number-columns-repeated="4"/>
          <table:table-cell table:style-name="ce30" office:value-type="string" calcext:value-type="string">
            <text:p>SSE = </text:p>
          </table:table-cell>
          <table:table-cell table:style-name="ce30" table:formula="of:=SUM([.K60:.M67])" office:value-type="float" office:value="108.292700495" calcext:value-type="float">
            <text:p>108.292700495</text:p>
          </table:table-cell>
          <table:table-cell table:style-name="ce30" table:number-columns-repeated="2"/>
          <table:table-cell table:number-columns-repeated="1009"/>
        </table:table-row>
        <table:table-row table:style-name="ro10">
          <table:table-cell table:style-name="ce1" table:number-columns-repeated="5"/>
          <table:table-cell table:number-columns-repeated="1017"/>
        </table:table-row>
        <table:table-row table:style-name="ro11">
          <table:table-cell/>
          <table:table-cell table:style-name="ce12" office:value-type="string" calcext:value-type="string">
            <text:p>Write-Only</text:p>
          </table:table-cell>
          <table:table-cell table:style-name="ce17" office:value-type="string" calcext:value-type="string" table:number-columns-spanned="7" table:number-rows-spanned="1">
            <text:p>factor values</text:p>
          </table:table-cell>
          <table:covered-table-cell table:number-columns-repeated="6" table:style-name="ce14"/>
          <table:table-cell table:style-name="ce14" office:value-type="string" calcext:value-type="string">
            <text:p>Estimated response</text:p>
          </table:table-cell>
          <table:table-cell table:style-name="ce14" office:value-type="string" calcext:value-type="string" table:number-columns-spanned="3" table:number-rows-spanned="1">
            <text:p>Errors</text:p>
          </table:table-cell>
          <table:covered-table-cell table:number-columns-repeated="2" table:style-name="ce19"/>
          <table:table-cell table:style-name="ce1" table:number-columns-repeated="1009"/>
        </table:table-row>
        <table:table-row table:style-name="ro6">
          <table:table-cell/>
          <table:table-cell table:style-name="ce13" office:value-type="string" calcext:value-type="string">
            <text:p>Exp</text:p>
          </table:table-cell>
          <table:table-cell table:style-name="ce18" office:value-type="string" calcext:value-type="string">
            <text:p>x<text:span text:style-name="T2">a</text:span></text:p>
          </table:table-cell>
          <table:table-cell table:style-name="ce18" office:value-type="string" calcext:value-type="string">
            <text:p>x<text:span text:style-name="T2">b</text:span></text:p>
          </table:table-cell>
          <table:table-cell table:style-name="ce18" office:value-type="string" calcext:value-type="string">
            <text:p>x<text:span text:style-name="T2">c</text:span></text:p>
          </table:table-cell>
          <table:table-cell table:style-name="ce18" office:value-type="string" calcext:value-type="string">
            <text:p>x<text:span text:style-name="T2">a</text:span><text:span text:style-name="T3">x</text:span><text:span text:style-name="T2">b</text:span></text:p>
          </table:table-cell>
          <table:table-cell table:style-name="ce18" office:value-type="string" calcext:value-type="string">
            <text:p>x<text:span text:style-name="T2">a</text:span><text:span text:style-name="T3">x</text:span><text:span text:style-name="T2">c</text:span></text:p>
          </table:table-cell>
          <table:table-cell table:style-name="ce18" office:value-type="string" calcext:value-type="string">
            <text:p>x<text:span text:style-name="T2">b</text:span><text:span text:style-name="T3">x</text:span><text:span text:style-name="T2">c</text:span></text:p>
          </table:table-cell>
          <table:table-cell table:style-name="ce18" office:value-type="string" calcext:value-type="string">
            <text:p>x<text:span text:style-name="T2">a</text:span><text:span text:style-name="T3">x</text:span><text:span text:style-name="T2">b</text:span><text:span text:style-name="T3">x</text:span><text:span text:style-name="T2">c</text:span></text:p>
          </table:table-cell>
          <table:table-cell table:style-name="ce31" office:value-type="string" calcext:value-type="string">
            <text:p>ŷ</text:p>
          </table:table-cell>
          <table:table-cell table:style-name="ce13" office:value-type="string" calcext:value-type="string">
            <text:p>e<text:span text:style-name="T1">1</text:span></text:p>
          </table:table-cell>
          <table:table-cell table:style-name="ce13" office:value-type="string" calcext:value-type="string">
            <text:p>e<text:span text:style-name="T1">2</text:span></text:p>
          </table:table-cell>
          <table:table-cell table:style-name="ce13" office:value-type="string" calcext:value-type="string">
            <text:p>e<text:span text:style-name="T1">3</text:span></text:p>
          </table:table-cell>
          <table:table-cell table:number-columns-repeated="1009"/>
        </table:table-row>
        <table:table-row table:style-name="ro4">
          <table:table-cell/>
          <table:table-cell table:style-name="ce14" office:value-type="float" office:value="1" calcext:value-type="float">
            <text:p>1</text:p>
          </table:table-cell>
          <table:table-cell table:number-columns-repeated="3" table:style-name="ce19" office:value-type="float" office:value="-1" calcext:value-type="float">
            <text:p>-1</text:p>
          </table:table-cell>
          <table:table-cell table:style-name="ce19" table:formula="of:=[.C72]*[.D72]" office:value-type="float" office:value="1" calcext:value-type="float">
            <text:p>1</text:p>
          </table:table-cell>
          <table:table-cell table:style-name="ce19" table:formula="of:=[.C72]*[.E72]" office:value-type="float" office:value="1" calcext:value-type="float">
            <text:p>1</text:p>
          </table:table-cell>
          <table:table-cell table:style-name="ce19" table:formula="of:=[.D72]*[.E72]" office:value-type="float" office:value="1" calcext:value-type="float">
            <text:p>1</text:p>
          </table:table-cell>
          <table:table-cell table:style-name="ce19" table:formula="of:=[.C72]*[.D72]*[.E72]" office:value-type="float" office:value="-1" calcext:value-type="float">
            <text:p>-1</text:p>
          </table:table-cell>
          <table:table-cell table:style-name="ce19" table:formula="of:=[.B54]+[.C54]*[.C72]+[.D72]*[.D54]+[.E54]*[.E72]+[.F72]*[.F54]+[.G54]*[.G72]+[.H72]*[.H54]+[.I54]*[.I72]" office:value-type="float" office:value="62.8036" calcext:value-type="float">
            <text:p>62.8036</text:p>
          </table:table-cell>
          <table:table-cell table:style-name="ce19" table:formula="of:=[.B60]-[.$J$72]" office:value-type="float" office:value="-0.0727999999999867" calcext:value-type="float">
            <text:p>-0.0728</text:p>
          </table:table-cell>
          <table:table-cell table:style-name="ce19" table:formula="of:=[.C60]-[.$J$72]" office:value-type="float" office:value="-1.14359999999999" calcext:value-type="float">
            <text:p>-1.1436</text:p>
          </table:table-cell>
          <table:table-cell table:style-name="ce19" table:formula="of:=[.D60]-[.$J$72]" office:value-type="float" office:value="1.21640000000001" calcext:value-type="float">
            <text:p>1.2164</text:p>
          </table:table-cell>
          <table:table-cell table:number-columns-repeated="1009"/>
        </table:table-row>
        <table:table-row table:style-name="ro4">
          <table:table-cell/>
          <table:table-cell table:style-name="ce14" office:value-type="float" office:value="2" calcext:value-type="float">
            <text:p>2</text:p>
          </table:table-cell>
          <table:table-cell table:number-columns-repeated="2" table:style-name="ce19" office:value-type="float" office:value="-1" calcext:value-type="float">
            <text:p>-1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[.C73]*[.D73]" office:value-type="float" office:value="1" calcext:value-type="float">
            <text:p>1</text:p>
          </table:table-cell>
          <table:table-cell table:style-name="ce19" table:formula="of:=[.C73]*[.E73]" office:value-type="float" office:value="-1" calcext:value-type="float">
            <text:p>-1</text:p>
          </table:table-cell>
          <table:table-cell table:style-name="ce19" table:formula="of:=[.D73]*[.E73]" office:value-type="float" office:value="-1" calcext:value-type="float">
            <text:p>-1</text:p>
          </table:table-cell>
          <table:table-cell table:style-name="ce19" table:formula="of:=[.C73]*[.D73]*[.E73]" office:value-type="float" office:value="1" calcext:value-type="float">
            <text:p>1</text:p>
          </table:table-cell>
          <table:table-cell table:style-name="ce19" table:formula="of:=[.B54]+[.C54]*[.C73]+[.D73]*[.D54]+[.E54]*[.E73]+[.F73]*[.F54]+[.G54]*[.G73]+[.H73]*[.H54]+[.I54]*[.I73]" office:value-type="float" office:value="63.1796666666667" calcext:value-type="float">
            <text:p>63.1796666667</text:p>
          </table:table-cell>
          <table:table-cell table:style-name="ce19" table:formula="of:=[.B61]-[.$J$73]" office:value-type="float" office:value="0.120333333333328" calcext:value-type="float">
            <text:p>0.1203333333</text:p>
          </table:table-cell>
          <table:table-cell table:style-name="ce19" table:formula="of:=[.C61]-[.$J$73]" office:value-type="float" office:value="-0.0496666666666741" calcext:value-type="float">
            <text:p>-0.0496666667</text:p>
          </table:table-cell>
          <table:table-cell table:style-name="ce19" table:formula="of:=[.D61]-[.$J$73]" office:value-type="float" office:value="-0.0706666666666678" calcext:value-type="float">
            <text:p>-0.0706666667</text:p>
          </table:table-cell>
          <table:table-cell table:number-columns-repeated="1009"/>
        </table:table-row>
        <table:table-row table:style-name="ro4">
          <table:table-cell/>
          <table:table-cell table:style-name="ce14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-1" calcext:value-type="float">
            <text:p>-1</text:p>
          </table:table-cell>
          <table:table-cell table:style-name="ce19" table:formula="of:=[.C74]*[.D74]" office:value-type="float" office:value="-1" calcext:value-type="float">
            <text:p>-1</text:p>
          </table:table-cell>
          <table:table-cell table:style-name="ce19" table:formula="of:=[.C74]*[.E74]" office:value-type="float" office:value="-1" calcext:value-type="float">
            <text:p>-1</text:p>
          </table:table-cell>
          <table:table-cell table:style-name="ce19" table:formula="of:=[.D74]*[.E74]" office:value-type="float" office:value="1" calcext:value-type="float">
            <text:p>1</text:p>
          </table:table-cell>
          <table:table-cell table:style-name="ce19" table:formula="of:=[.C74]*[.D74]*[.E74]" office:value-type="float" office:value="1" calcext:value-type="float">
            <text:p>1</text:p>
          </table:table-cell>
          <table:table-cell table:style-name="ce19" table:formula="of:=[.B54]+[.C54]*[.C74]+[.D74]*[.D54]+[.E54]*[.E74]+[.F74]*[.F54]+[.G54]*[.G74]+[.H74]*[.H54]+[.I54]*[.I74]" office:value-type="float" office:value="21.9633333333333" calcext:value-type="float">
            <text:p>21.9633333333</text:p>
          </table:table-cell>
          <table:table-cell table:style-name="ce19" table:formula="of:=[.B62]-[.$J$74]" office:value-type="float" office:value="0.146666666666654" calcext:value-type="float">
            <text:p>0.1466666667</text:p>
          </table:table-cell>
          <table:table-cell table:style-name="ce19" table:formula="of:=[.C62]-[.$J$74]" office:value-type="float" office:value="-0.193333333333342" calcext:value-type="float">
            <text:p>-0.1933333333</text:p>
          </table:table-cell>
          <table:table-cell table:style-name="ce19" table:formula="of:=[.D62]-[.$J$74]" office:value-type="float" office:value="0.0466666666666562" calcext:value-type="float">
            <text:p>0.0466666667</text:p>
          </table:table-cell>
          <table:table-cell table:number-columns-repeated="1009"/>
        </table:table-row>
        <table:table-row table:style-name="ro4">
          <table:table-cell/>
          <table:table-cell table:style-name="ce14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[.C75]*[.D75]" office:value-type="float" office:value="-1" calcext:value-type="float">
            <text:p>-1</text:p>
          </table:table-cell>
          <table:table-cell table:style-name="ce19" table:formula="of:=[.C75]*[.E75]" office:value-type="float" office:value="1" calcext:value-type="float">
            <text:p>1</text:p>
          </table:table-cell>
          <table:table-cell table:style-name="ce19" table:formula="of:=[.D75]*[.E75]" office:value-type="float" office:value="-1" calcext:value-type="float">
            <text:p>-1</text:p>
          </table:table-cell>
          <table:table-cell table:style-name="ce19" table:formula="of:=[.C75]*[.D75]*[.E75]" office:value-type="float" office:value="-1" calcext:value-type="float">
            <text:p>-1</text:p>
          </table:table-cell>
          <table:table-cell table:style-name="ce19" table:formula="of:=[.$B$54]+[.$C$75]*[.$C$54]+[.D75]*[.$D$54]+[.E75]*[.$E$54]+[.F75]*[.$F$54]+[.G75]*[.$G$54]+[.H75]*[.$H$54]+[.I75]*[.$I$54]" office:value-type="float" office:value="19.0333333333333" calcext:value-type="float">
            <text:p>19.0333333333</text:p>
          </table:table-cell>
          <table:table-cell table:style-name="ce19" table:formula="of:=[.B63]-[.$J$75]" office:value-type="float" office:value="-0.0233333333333334" calcext:value-type="float">
            <text:p>-0.0233333333</text:p>
          </table:table-cell>
          <table:table-cell table:style-name="ce19" table:formula="of:=[.C63]-[.$J$75]" office:value-type="float" office:value="0.126666666666665" calcext:value-type="float">
            <text:p>0.1266666667</text:p>
          </table:table-cell>
          <table:table-cell table:style-name="ce19" table:formula="of:=[.D63]-[.$J$75]" office:value-type="float" office:value="-0.103333333333335" calcext:value-type="float">
            <text:p>-0.1033333333</text:p>
          </table:table-cell>
          <table:table-cell table:number-columns-repeated="1009"/>
        </table:table-row>
        <table:table-row table:style-name="ro4">
          <table:table-cell/>
          <table:table-cell table:style-name="ce14" office:value-type="float" office:value="5" calcext:value-type="float">
            <text:p>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-1" calcext:value-type="float">
            <text:p>-1</text:p>
          </table:table-cell>
          <table:table-cell table:style-name="ce19" table:formula="of:=[.C76]*[.D76]" office:value-type="float" office:value="-1" calcext:value-type="float">
            <text:p>-1</text:p>
          </table:table-cell>
          <table:table-cell table:style-name="ce19" table:formula="of:=[.C76]*[.E76]" office:value-type="float" office:value="1" calcext:value-type="float">
            <text:p>1</text:p>
          </table:table-cell>
          <table:table-cell table:style-name="ce19" table:formula="of:=[.D76]*[.E76]" office:value-type="float" office:value="-1" calcext:value-type="float">
            <text:p>-1</text:p>
          </table:table-cell>
          <table:table-cell table:style-name="ce19" table:formula="of:=[.C76]*[.D76]*[.E76]" office:value-type="float" office:value="1" calcext:value-type="float">
            <text:p>1</text:p>
          </table:table-cell>
          <table:table-cell table:style-name="ce19" table:formula="of:=[.B54]+[.C54]*[.C76]+[.D76]*[.D54]+[.E54]*[.E76]+[.F76]*[.F54]+[.G54]*[.G76]+[.H76]*[.H54]+[.I54]*[.I76]" office:value-type="float" office:value="63.22965" calcext:value-type="float">
            <text:p>63.22965</text:p>
          </table:table-cell>
          <table:table-cell table:style-name="ce19" table:formula="of:=[.B64]-[.$J$76]" office:value-type="float" office:value="-0.0606999999999971" calcext:value-type="float">
            <text:p>-0.0607</text:p>
          </table:table-cell>
          <table:table-cell table:style-name="ce19" table:formula="of:=[.C64]-[.$J$76]" office:value-type="float" office:value="0.125350000000005" calcext:value-type="float">
            <text:p>0.12535</text:p>
          </table:table-cell>
          <table:table-cell table:style-name="ce19" table:formula="of:=[.D64]-[.$J$76]" office:value-type="float" office:value="-0.0646500000000003" calcext:value-type="float">
            <text:p>-0.06465</text:p>
          </table:table-cell>
          <table:table-cell table:number-columns-repeated="1009"/>
        </table:table-row>
        <table:table-row table:style-name="ro4">
          <table:table-cell/>
          <table:table-cell table:style-name="ce14" office:value-type="float" office:value="6" calcext:value-type="float">
            <text:p>6</text:p>
          </table:table-cell>
          <table:table-cell table:style-name="ce19" office:value-type="float" office:value="-1" calcext:value-type="float">
            <text:p>-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table:formula="of:=[.C77]*[.D77]" office:value-type="float" office:value="-1" calcext:value-type="float">
            <text:p>-1</text:p>
          </table:table-cell>
          <table:table-cell table:style-name="ce19" table:formula="of:=[.C77]*[.E77]" office:value-type="float" office:value="-1" calcext:value-type="float">
            <text:p>-1</text:p>
          </table:table-cell>
          <table:table-cell table:style-name="ce19" table:formula="of:=[.D77]*[.E77]" office:value-type="float" office:value="1" calcext:value-type="float">
            <text:p>1</text:p>
          </table:table-cell>
          <table:table-cell table:style-name="ce19" table:formula="of:=[.C77]*[.D77]*[.E77]" office:value-type="float" office:value="-1" calcext:value-type="float">
            <text:p>-1</text:p>
          </table:table-cell>
          <table:table-cell table:style-name="ce19" table:formula="of:=[.B54]+[.C54]*[.C77]+[.D77]*[.D54]+[.E54]*[.E77]+[.F77]*[.F54]+[.G54]*[.G77]+[.H77]*[.H54]+[.I54]*[.I77]" office:value-type="float" office:value="62.1466666666667" calcext:value-type="float">
            <text:p>62.1466666667</text:p>
          </table:table-cell>
          <table:table-cell table:style-name="ce19" table:formula="of:=[.B65]-[.$J$77]" office:value-type="float" office:value="-0.411666666666669" calcext:value-type="float">
            <text:p>-0.4116666667</text:p>
          </table:table-cell>
          <table:table-cell table:style-name="ce19" table:formula="of:=[.C65]-[.$J$77]" office:value-type="float" office:value="0.0733333333333306" calcext:value-type="float">
            <text:p>0.0733333333</text:p>
          </table:table-cell>
          <table:table-cell table:style-name="ce19" table:formula="of:=[.D65]-[.$J$77]" office:value-type="float" office:value="0.338333333333331" calcext:value-type="float">
            <text:p>0.3383333333</text:p>
          </table:table-cell>
          <table:table-cell table:number-columns-repeated="1009"/>
        </table:table-row>
        <table:table-row table:style-name="ro4">
          <table:table-cell/>
          <table:table-cell table:style-name="ce14" office:value-type="float" office:value="7" calcext:value-type="float">
            <text:p>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-1" calcext:value-type="float">
            <text:p>-1</text:p>
          </table:table-cell>
          <table:table-cell table:style-name="ce19" table:formula="of:=[.C78]*[.D78]" office:value-type="float" office:value="1" calcext:value-type="float">
            <text:p>1</text:p>
          </table:table-cell>
          <table:table-cell table:style-name="ce19" table:formula="of:=[.C78]*[.E78]" office:value-type="float" office:value="-1" calcext:value-type="float">
            <text:p>-1</text:p>
          </table:table-cell>
          <table:table-cell table:style-name="ce19" table:formula="of:=[.D78]*[.E78]" office:value-type="float" office:value="-1" calcext:value-type="float">
            <text:p>-1</text:p>
          </table:table-cell>
          <table:table-cell table:style-name="ce19" table:formula="of:=[.C78]*[.D78]*[.E78]" office:value-type="float" office:value="-1" calcext:value-type="float">
            <text:p>-1</text:p>
          </table:table-cell>
          <table:table-cell table:style-name="ce19" table:formula="of:=[.B54]+[.C54]*[.C78]+[.D78]*[.D54]+[.E54]*[.E78]+[.F78]*[.F54]+[.G54]*[.G78]+[.H78]*[.H54]+[.I54]*[.I78]" office:value-type="float" office:value="21.8816666666667" calcext:value-type="float">
            <text:p>21.8816666667</text:p>
          </table:table-cell>
          <table:table-cell table:style-name="ce19" table:formula="of:=[.B66]-[.$J$78]" office:value-type="float" office:value="-1.61666666666667" calcext:value-type="float">
            <text:p>-1.6166666667</text:p>
          </table:table-cell>
          <table:table-cell table:style-name="ce19" table:formula="of:=[.C66]-[.$J$78]" office:value-type="float" office:value="-1.18666666666666" calcext:value-type="float">
            <text:p>-1.1866666667</text:p>
          </table:table-cell>
          <table:table-cell table:style-name="ce19" table:formula="of:=[.D66]-[.$J$78]" office:value-type="float" office:value="2.80333333333334" calcext:value-type="float">
            <text:p>2.8033333333</text:p>
          </table:table-cell>
          <table:table-cell table:number-columns-repeated="1009"/>
        </table:table-row>
        <table:table-row table:style-name="ro4">
          <table:table-cell/>
          <table:table-cell table:style-name="ce14" office:value-type="float" office:value="8" calcext:value-type="float">
            <text:p>8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table:formula="of:=[.C79]*[.D79]" office:value-type="float" office:value="1" calcext:value-type="float">
            <text:p>1</text:p>
          </table:table-cell>
          <table:table-cell table:style-name="ce19" table:formula="of:=[.C79]*[.E79]" office:value-type="float" office:value="1" calcext:value-type="float">
            <text:p>1</text:p>
          </table:table-cell>
          <table:table-cell table:style-name="ce19" table:formula="of:=[.D79]*[.E79]" office:value-type="float" office:value="1" calcext:value-type="float">
            <text:p>1</text:p>
          </table:table-cell>
          <table:table-cell table:style-name="ce19" table:formula="of:=[.C79]*[.D79]*[.E79]" office:value-type="float" office:value="1" calcext:value-type="float">
            <text:p>1</text:p>
          </table:table-cell>
          <table:table-cell table:style-name="ce19" table:formula="of:=[.B54]+[.C54]*[.C79]+[.D79]*[.D54]+[.E54]*[.E79]+[.F79]*[.F54]+[.G54]*[.G79]+[.H79]*[.H54]+[.I54]*[.I79]" office:value-type="float" office:value="23.9233333333333" calcext:value-type="float">
            <text:p>23.9233333333</text:p>
          </table:table-cell>
          <table:table-cell table:style-name="ce19" table:formula="of:=[.B67]-[.$J$79]" office:value-type="float" office:value="7.88166666666666" calcext:value-type="float">
            <text:p>7.8816666667</text:p>
          </table:table-cell>
          <table:table-cell table:style-name="ce19" table:formula="of:=[.C67]-[.$J$79]" office:value-type="float" office:value="-3.85333333333334" calcext:value-type="float">
            <text:p>-3.8533333333</text:p>
          </table:table-cell>
          <table:table-cell table:style-name="ce19" table:formula="of:=[.D67]-[.$J$79]" office:value-type="float" office:value="-4.02833333333333" calcext:value-type="float">
            <text:p>-4.0283333333</text:p>
          </table:table-cell>
          <table:table-cell table:number-columns-repeated="1009"/>
        </table:table-row>
        <table:table-row table:style-name="ro4" table:number-rows-repeated="2">
          <table:table-cell table:number-columns-repeated="1022"/>
        </table:table-row>
        <table:table-row table:style-name="ro4">
          <table:table-cell table:number-columns-repeated="8"/>
          <table:table-cell table:style-name="ce2" table:number-columns-spanned="3" table:number-rows-spanned="1"/>
          <table:covered-table-cell table:number-columns-repeated="2" table:style-name="ce32"/>
          <table:table-cell table:number-columns-repeated="1011"/>
        </table:table-row>
        <table:table-row table:style-name="ro4"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Mean Estimate</text:p>
          </table:table-cell>
          <table:table-cell table:style-name="ce20" office:value-type="string" calcext:value-type="string" table:number-columns-spanned="2" table:number-rows-spanned="1">
            <text:p>Variation Explained</text:p>
          </table:table-cell>
          <table:covered-table-cell table:style-name="ce20"/>
          <table:table-cell office:value-type="string" calcext:value-type="string">
            <text:p>%</text:p>
          </table:table-cell>
          <table:table-cell table:number-columns-repeated="3"/>
          <table:table-cell table:style-name="ce2"/>
          <table:table-cell table:style-name="ce32" table:number-columns-repeated="2"/>
          <table:table-cell table:number-columns-repeated="1011"/>
        </table:table-row>
        <table:table-row table:style-name="ro12">
          <table:table-cell table:style-name="ce7" office:value-type="string" calcext:value-type="string">
            <text:p>q<text:span text:style-name="T1">o</text:span></text:p>
          </table:table-cell>
          <table:table-cell table:style-name="ce15" table:formula="of:=[.B54]" office:value-type="float" office:value="42.27015625" calcext:value-type="float">
            <text:p>42.27</text:p>
          </table:table-cell>
          <table:table-cell table:style-name="ce21" office:value-type="string" calcext:value-type="string" table:number-columns-spanned="2" table:number-rows-spanned="1">
            <text:p>------</text:p>
          </table:table-cell>
          <table:covered-table-cell table:style-name="ce20"/>
          <table:table-cell table:number-columns-repeated="4"/>
          <table:table-cell table:style-name="ce2"/>
          <table:table-cell table:style-name="ce32" table:number-columns-repeated="2"/>
          <table:table-cell table:number-columns-repeated="1011"/>
        </table:table-row>
        <table:table-row table:style-name="ro12">
          <table:table-cell table:style-name="ce7" office:value-type="string" calcext:value-type="string">
            <text:p>q<text:span text:style-name="T1">a</text:span></text:p>
          </table:table-cell>
          <table:table-cell table:style-name="ce15" table:formula="of:=[.C54]" office:value-type="float" office:value="-20.5697395833333" calcext:value-type="float">
            <text:p>-20.57</text:p>
          </table:table-cell>
          <table:table-cell table:style-name="ce20" table:formula="of:=[.B96]/[.F98]" office:value-type="percentage" office:value="0.985729569851411" calcext:value-type="percentage" table:number-columns-spanned="2" table:number-rows-spanned="1">
            <text:p>98.57%</text:p>
          </table:table-cell>
          <table:covered-table-cell table:style-name="ce20"/>
          <table:table-cell table:formula="of:=[.C85]*100" office:value-type="float" office:value="98.5729569851411" calcext:value-type="float">
            <text:p>98.5729569851</text:p>
          </table:table-cell>
          <table:table-cell table:number-columns-repeated="3"/>
          <table:table-cell table:style-name="ce3" table:number-columns-repeated="3"/>
          <table:table-cell table:number-columns-repeated="1011"/>
        </table:table-row>
        <table:table-row table:style-name="ro12">
          <table:table-cell table:style-name="ce7" office:value-type="string" calcext:value-type="string">
            <text:p>q<text:span text:style-name="T1">b</text:span></text:p>
          </table:table-cell>
          <table:table-cell table:style-name="ce15" table:formula="of:=[.D54]" office:value-type="float" office:value="0.525172916666667" calcext:value-type="float">
            <text:p>0.53</text:p>
          </table:table-cell>
          <table:table-cell table:style-name="ce20" table:formula="of:=[.B97]/[.F98]" office:value-type="percentage" office:value="0.000642546911321784" calcext:value-type="percentage" table:number-columns-spanned="2" table:number-rows-spanned="1">
            <text:p>0.06%</text:p>
          </table:table-cell>
          <table:covered-table-cell table:style-name="ce20"/>
          <table:table-cell table:formula="of:=[.C86]*100" office:value-type="float" office:value="0.0642546911321784" calcext:value-type="float">
            <text:p>0.0642546911</text:p>
          </table:table-cell>
          <table:table-cell table:number-columns-repeated="3"/>
          <table:table-cell table:style-name="ce1" table:number-columns-repeated="3"/>
          <table:table-cell table:number-columns-repeated="1011"/>
        </table:table-row>
        <table:table-row table:style-name="ro12">
          <table:table-cell table:style-name="ce7" office:value-type="string" calcext:value-type="string">
            <text:p>q<text:span text:style-name="T1">c</text:span></text:p>
          </table:table-cell>
          <table:table-cell table:style-name="ce15" table:formula="of:=[.E54]" office:value-type="float" office:value="-0.199406249999999" calcext:value-type="float">
            <text:p>-0.20</text:p>
          </table:table-cell>
          <table:table-cell table:style-name="ce20" table:formula="of:=[.B98]/[.F98]" office:value-type="percentage" office:value="0.0000926355598028907" calcext:value-type="percentage" table:number-columns-spanned="2" table:number-rows-spanned="1">
            <text:p>0.01%</text:p>
          </table:table-cell>
          <table:covered-table-cell table:style-name="ce20"/>
          <table:table-cell table:formula="of:=[.C87]*100" office:value-type="float" office:value="0.00926355598028907" calcext:value-type="float">
            <text:p>0.009263556</text:p>
          </table:table-cell>
          <table:table-cell table:number-columns-repeated="3"/>
          <table:table-cell table:style-name="ce1" table:number-columns-repeated="3"/>
          <table:table-cell table:number-columns-repeated="1011"/>
        </table:table-row>
        <table:table-row table:style-name="ro12">
          <table:table-cell table:style-name="ce7" office:value-type="string" calcext:value-type="string">
            <text:p>q<text:span text:style-name="T1">ab</text:span></text:p>
          </table:table-cell>
          <table:table-cell table:style-name="ce15" table:formula="of:=[.F54]" office:value-type="float" office:value="0.676910416666664" calcext:value-type="float">
            <text:p>0.68</text:p>
          </table:table-cell>
          <table:table-cell table:style-name="ce20" table:formula="of:=[.B99]/[.F98]" office:value-type="percentage" office:value="0.00106748699387687" calcext:value-type="percentage" table:number-columns-spanned="2" table:number-rows-spanned="1">
            <text:p>0.11%</text:p>
          </table:table-cell>
          <table:covered-table-cell table:style-name="ce20"/>
          <table:table-cell table:formula="of:=[.C88]*100" office:value-type="float" office:value="0.106748699387687" calcext:value-type="float">
            <text:p>0.1067486994</text:p>
          </table:table-cell>
          <table:table-cell table:number-columns-repeated="3"/>
          <table:table-cell table:style-name="ce1" table:number-columns-repeated="3"/>
          <table:table-cell table:number-columns-repeated="1011"/>
        </table:table-row>
        <table:table-row table:style-name="ro12">
          <table:table-cell table:style-name="ce7" office:value-type="string" calcext:value-type="string">
            <text:p>q<text:span text:style-name="T1">ac</text:span></text:p>
          </table:table-cell>
          <table:table-cell table:style-name="ce15" table:formula="of:=[.G54]" office:value-type="float" office:value="-0.0226770833333334" calcext:value-type="float">
            <text:p>-0.02</text:p>
          </table:table-cell>
          <table:table-cell table:style-name="ce20" table:formula="of:=[.B100]/[.F98]" office:value-type="percentage" office:value="0.00000119804902410963" calcext:value-type="percentage" table:number-columns-spanned="2" table:number-rows-spanned="1">
            <text:p>0.00%</text:p>
          </table:table-cell>
          <table:covered-table-cell table:style-name="ce20"/>
          <table:table-cell table:formula="of:=[.C89]*100" office:value-type="float" office:value="0.000119804902410963" calcext:value-type="float">
            <text:p>0.0001198049</text:p>
          </table:table-cell>
          <table:table-cell table:number-columns-repeated="3"/>
          <table:table-cell table:style-name="ce1" table:number-columns-repeated="3"/>
          <table:table-cell table:number-columns-repeated="1011"/>
        </table:table-row>
        <table:table-row table:style-name="ro12">
          <table:table-cell table:style-name="ce7" office:value-type="string" calcext:value-type="string">
            <text:p>q<text:span text:style-name="T1">bc</text:span></text:p>
          </table:table-cell>
          <table:table-cell table:style-name="ce15" table:formula="of:=[.H54]" office:value-type="float" office:value="0.439077083333334" calcext:value-type="float">
            <text:p>0.44</text:p>
          </table:table-cell>
          <table:table-cell table:style-name="ce20" table:formula="of:=[.B101]/[.F98]" office:value-type="percentage" office:value="0.000449140004509121" calcext:value-type="percentage" table:number-columns-spanned="2" table:number-rows-spanned="1">
            <text:p>0.04%</text:p>
          </table:table-cell>
          <table:covered-table-cell table:style-name="ce20"/>
          <table:table-cell table:formula="of:=[.C90]*100" office:value-type="float" office:value="0.0449140004509121" calcext:value-type="float">
            <text:p>0.0449140005</text:p>
          </table:table-cell>
          <table:table-cell table:number-columns-repeated="3"/>
          <table:table-cell table:style-name="ce1" table:number-columns-repeated="3"/>
          <table:table-cell table:number-columns-repeated="1011"/>
        </table:table-row>
        <table:table-row table:style-name="ro12">
          <table:table-cell table:style-name="ce7" office:value-type="string" calcext:value-type="string">
            <text:p>q<text:span text:style-name="T1">abc</text:span></text:p>
          </table:table-cell>
          <table:table-cell table:style-name="ce15" table:formula="of:=[.I54]" office:value-type="float" office:value="0.803839583333334" calcext:value-type="float">
            <text:p>0.80</text:p>
          </table:table-cell>
          <table:table-cell table:style-name="ce20" table:formula="of:=[.B102]/[.F98]" office:value-type="percentage" office:value="0.00150535515549168" calcext:value-type="percentage" table:number-columns-spanned="2" table:number-rows-spanned="1">
            <text:p>0.15%</text:p>
          </table:table-cell>
          <table:covered-table-cell table:style-name="ce20"/>
          <table:table-cell table:formula="of:=[.C91]*100" office:value-type="float" office:value="0.150535515549168" calcext:value-type="float">
            <text:p>0.1505355155</text:p>
          </table:table-cell>
          <table:table-cell table:number-columns-repeated="3"/>
          <table:table-cell table:style-name="ce1" table:number-columns-repeated="3"/>
          <table:table-cell table:number-columns-repeated="1011"/>
        </table:table-row>
        <table:table-row table:style-name="ro4">
          <table:table-cell table:number-columns-repeated="8"/>
          <table:table-cell table:style-name="ce1" table:number-columns-repeated="3"/>
          <table:table-cell table:number-columns-repeated="1011"/>
        </table:table-row>
        <table:table-row table:style-name="ro4">
          <table:table-cell table:number-columns-repeated="4"/>
          <table:table-cell table:formula="of:=SUM([.E85:.E92])" office:value-type="float" office:value="98.9487932525437" calcext:value-type="float">
            <text:p>98.9487932525</text:p>
          </table:table-cell>
          <table:table-cell table:number-columns-repeated="3"/>
          <table:table-cell table:style-name="ce1" table:number-columns-repeated="3"/>
          <table:table-cell table:number-columns-repeated="1011"/>
        </table:table-row>
        <table:table-row table:style-name="ro4">
          <table:table-cell table:style-name="ce8"/>
          <table:table-cell table:style-name="ce8" office:value-type="string" calcext:value-type="string">
            <text:p>Parameter^2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Sso</text:p>
          </table:table-cell>
          <table:table-cell table:style-name="ce8" table:formula="of:=[.B84]*[.B84]*[.F95]" office:value-type="float" office:value="42882.3866255859" calcext:value-type="float">
            <text:p>42882.3866255859</text:p>
          </table:table-cell>
          <table:table-cell table:number-columns-repeated="2"/>
          <table:table-cell office:value-type="string" calcext:value-type="string">
            <text:p>(2^3)*3 =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Ssa</text:p>
          </table:table-cell>
          <table:table-cell table:style-name="ce8" table:formula="of:=[.B85]*[.B85]*[.F95]" office:value-type="float" office:value="10154.7404766276" calcext:value-type="float">
            <text:p>10154.7404766276</text:p>
          </table:table-cell>
          <table:table-cell table:number-columns-repeated="7"/>
          <table:table-cell table:style-name="ce16" office:value-type="float" office:value="92.3666666666663" calcext:value-type="float">
            <text:p>92.37</text:p>
          </table:table-cell>
          <table:table-cell table:style-name="ce16" office:value-type="float" office:value="50.8966666666661" calcext:value-type="float">
            <text:p>50.90</text:p>
          </table:table-cell>
          <table:table-cell table:style-name="ce16" office:value-type="float" office:value="-143.263333333334" calcext:value-type="float">
            <text:p>-143.2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SSB</text:p>
          </table:table-cell>
          <table:table-cell table:style-name="ce8" table:formula="of:=[.B86]*[.B86]*[.F95]" office:value-type="float" office:value="6.61935821760418" calcext:value-type="float">
            <text:p>6.6193582176</text:p>
          </table:table-cell>
          <table:table-cell table:number-columns-repeated="7"/>
          <table:table-cell table:style-name="ce16" office:value-type="float" office:value="-177.503333333334" calcext:value-type="float">
            <text:p>-177.50</text:p>
          </table:table-cell>
          <table:table-cell table:style-name="ce16" office:value-type="float" office:value="89.0466666666666" calcext:value-type="float">
            <text:p>89.05</text:p>
          </table:table-cell>
          <table:table-cell table:style-name="ce16" office:value-type="float" office:value="88.4566666666665" calcext:value-type="float">
            <text:p>88.4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SSC</text:p>
          </table:table-cell>
          <table:table-cell table:style-name="ce8" table:formula="of:=[.B87]*[.B87]*[.F95]" office:value-type="float" office:value="0.954308460937487" calcext:value-type="float">
            <text:p>0.9543084609</text:p>
          </table:table-cell>
          <table:table-cell table:number-columns-repeated="2"/>
          <table:table-cell table:style-name="ce26" office:value-type="string" calcext:value-type="string">
            <text:p>SST = </text:p>
          </table:table-cell>
          <table:table-cell table:style-name="ce29" table:formula="of:=SUM([.B96:.B102];[.K68])" office:value-type="float" office:value="10301.7508931566" calcext:value-type="float" table:number-columns-spanned="2" table:number-rows-spanned="1">
            <text:p>10301.7508931566</text:p>
          </table:table-cell>
          <table:covered-table-cell table:style-name="ce29"/>
          <table:table-cell table:number-columns-repeated="2"/>
          <table:table-cell table:style-name="ce16" office:value-type="float" office:value="102.836666666666" calcext:value-type="float">
            <text:p>102.84</text:p>
          </table:table-cell>
          <table:table-cell table:style-name="ce16" office:value-type="float" office:value="-33.3533333333344" calcext:value-type="float">
            <text:p>-33.35</text:p>
          </table:table-cell>
          <table:table-cell table:style-name="ce16" office:value-type="float" office:value="-69.4833333333345" calcext:value-type="float">
            <text:p>-69.4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Ssab</text:p>
          </table:table-cell>
          <table:table-cell table:style-name="ce8" table:formula="of:=[.B88]*[.B88]*[.F95]" office:value-type="float" office:value="10.9969850926041" calcext:value-type="float">
            <text:p>10.9969850926</text:p>
          </table:table-cell>
          <table:table-cell table:number-columns-repeated="7"/>
          <table:table-cell table:style-name="ce16" office:value-type="float" office:value="-16.1666666666661" calcext:value-type="float">
            <text:p>-16.17</text:p>
          </table:table-cell>
          <table:table-cell table:style-name="ce16" office:value-type="float" office:value="36.5733333333337" calcext:value-type="float">
            <text:p>36.57</text:p>
          </table:table-cell>
          <table:table-cell table:style-name="ce16" office:value-type="float" office:value="-20.4066666666658" calcext:value-type="float">
            <text:p>-20.4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Ssac</text:p>
          </table:table-cell>
          <table:table-cell table:style-name="ce8" table:formula="of:=[.B89]*[.B89]*[.F95]" office:value-type="float" office:value="0.0123420026041667" calcext:value-type="float">
            <text:p>0.0123420026</text:p>
          </table:table-cell>
          <table:table-cell table:number-columns-repeated="7"/>
          <table:table-cell table:style-name="ce16" office:value-type="float" office:value="8.53666666666686" calcext:value-type="float">
            <text:p>8.54</text:p>
          </table:table-cell>
          <table:table-cell table:style-name="ce16" office:value-type="float" office:value="-6.40333333333319" calcext:value-type="float">
            <text:p>-6.40</text:p>
          </table:table-cell>
          <table:table-cell table:style-name="ce16" office:value-type="float" office:value="-2.13333333333321" calcext:value-type="float">
            <text:p>-2.1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Ssbc</text:p>
          </table:table-cell>
          <table:table-cell table:style-name="ce8" table:formula="of:=[.B90]*[.B90]*[.F95]" office:value-type="float" office:value="4.62692844260418" calcext:value-type="float">
            <text:p>4.6269284426</text:p>
          </table:table-cell>
          <table:table-cell table:number-columns-repeated="7"/>
          <table:table-cell table:style-name="ce16" office:value-type="float" office:value="-1.19666666666672" calcext:value-type="float">
            <text:p>-1.20</text:p>
          </table:table-cell>
          <table:table-cell table:style-name="ce16" office:value-type="float" office:value="1.26333333333332" calcext:value-type="float">
            <text:p>1.26</text:p>
          </table:table-cell>
          <table:table-cell table:style-name="ce16" office:value-type="float" office:value="-0.066666666666606" calcext:value-type="float">
            <text:p>-0.0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Ssabc</text:p>
          </table:table-cell>
          <table:table-cell table:style-name="ce8" table:formula="of:=[.B91]*[.B91]*[.F95]" office:value-type="float" office:value="15.5077938176042" calcext:value-type="float">
            <text:p>15.5077938176</text:p>
          </table:table-cell>
          <table:table-cell table:number-columns-repeated="7"/>
          <table:table-cell table:style-name="ce16" office:value-type="float" office:value="400.806666666667" calcext:value-type="float">
            <text:p>400.81</text:p>
          </table:table-cell>
          <table:table-cell table:style-name="ce16" office:value-type="float" office:value="-234.043333333333" calcext:value-type="float">
            <text:p>-234.04</text:p>
          </table:table-cell>
          <table:table-cell table:style-name="ce16" office:value-type="float" office:value="-166.763333333332" calcext:value-type="float">
            <text:p>-166.76</text:p>
          </table:table-cell>
          <table:table-cell table:number-columns-repeated="1010"/>
        </table:table-row>
        <table:table-row table:style-name="ro4">
          <table:table-cell table:number-columns-repeated="9"/>
          <table:table-cell table:style-name="ce16" office:value-type="float" office:value="-1273.50333333333" calcext:value-type="float">
            <text:p>-1273.50</text:p>
          </table:table-cell>
          <table:table-cell table:style-name="ce16" office:value-type="float" office:value="642.306666666668" calcext:value-type="float">
            <text:p>642.31</text:p>
          </table:table-cell>
          <table:table-cell table:style-name="ce16" office:value-type="float" office:value="631.196666666668" calcext:value-type="float">
            <text:p>631.20</text:p>
          </table:table-cell>
          <table:table-cell table:number-columns-repeated="1010"/>
        </table:table-row>
        <table:table-row table:style-name="ro4" table:number-rows-repeated="3">
          <table:table-cell table:number-columns-repeated="1022"/>
        </table:table-row>
        <table:table-row table:style-name="ro4" table:number-rows-repeated="7">
          <table:table-cell/>
          <table:table-cell table:style-name="ce16"/>
          <table:table-cell table:number-columns-repeated="1020"/>
        </table:table-row>
        <table:table-row table:style-name="ro4">
          <table:table-cell/>
          <table:table-cell table:style-name="ce16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">
      <number:number number:decimal-places="2" loext:min-decimal-places="2" number:min-integer-digits="0"/>
    </number:number-style>
    <number:number-style style:name="N124">
      <number:number number:decimal-places="3" loext:min-decimal-places="3" number:min-integer-digits="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00/00/0000</text:date>, <text:time style:data-style-name="N2" text:time-value="02:52:40.502422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8:00:46.450554695</meta:creation-date>
    <dc:date>2018-12-11T03:56:25.319754383</dc:date>
    <meta:editing-duration>PT5H49M15S</meta:editing-duration>
    <meta:editing-cycles>10</meta:editing-cycles>
    <meta:generator>LibreOffice/5.1.6.2$Linux_X86_64 LibreOffice_project/10m0$Build-2</meta:generator>
    <meta:document-statistic meta:table-count="1" meta:cell-count="555" meta:object-count="0"/>
  </office:meta>
</office:document-meta>
</file>